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c44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6f1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41d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e92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5a7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b0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08b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4fc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db5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0dc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d040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9ecd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font-name="Liberation Serif" fo:font-size="17pt" fo:font-weight="bold" officeooo:rsid="133bbf48" officeooo:paragraph-rsid="3a6842db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666666" style:font-name="Liberation Serif" fo:font-size="17pt" fo:font-weight="bold" officeooo:rsid="133bbf48" officeooo:paragraph-rsid="3b04c3a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666666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666666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666666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666666" style:font-name="Liberation Serif" fo:font-size="17pt" fo:font-weight="bold" officeooo:rsid="1f03dfea" officeooo:paragraph-rsid="3b4acf23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f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88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2a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892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cf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05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d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a3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5e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aeb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4bd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a5e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125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5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67c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cf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e86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d1a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ef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c6a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cc9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200d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93e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7eb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e6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26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6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b22c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fef5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bf4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2a5ae5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ecd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938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c0387c" officeooo:paragraph-rsid="3ac0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a82b0e" officeooo:paragraph-rsid="3b397b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133bbf48" officeooo:paragraph-rsid="3a0ee08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133bbf48" officeooo:paragraph-rsid="3b1687c3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133bbf48" officeooo:paragraph-rsid="3b1981c6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133bbf48" officeooo:paragraph-rsid="3b183bef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1f03dfea" officeooo:paragraph-rsid="3b4f54f7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1f03dfea" officeooo:paragraph-rsid="3b5297b8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1f03dfea" officeooo:paragraph-rsid="3b2687c1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1f03dfea" officeooo:paragraph-rsid="3b5628db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133bbf48" officeooo:paragraph-rsid="3af8629b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133bbf48" officeooo:paragraph-rsid="3b02e834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133bbf48" officeooo:paragraph-rsid="3b016f1d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133bbf48" officeooo:paragraph-rsid="3b0d4229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133bbf48" officeooo:paragraph-rsid="3b0ad076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133bbf48" officeooo:paragraph-rsid="3b05f77f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133bbf48" officeooo:paragraph-rsid="3b2d2483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92df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be77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f63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5e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d0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003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39d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d92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cd194" officeooo:paragraph-rsid="3aacd1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2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cd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03df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1c1c1c" style:font-name="標楷體1" fo:font-size="17pt" fo:font-weight="bold" officeooo:rsid="133bbf48" officeooo:paragraph-rsid="3a0a0ce0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1c1c1c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1c1c1c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1c1c1c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1c1c1c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1c1c1c" style:font-name="Liberation Serif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1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7c8a316" style:font-name-asian="標楷體1"/>
    </style:style>
    <style:style style:name="T4" style:family="text">
      <style:text-properties style:font-name="標楷體1" officeooo:rsid="388e6ff4" style:font-name-asian="標楷體1"/>
    </style:style>
    <style:style style:name="T5" style:family="text">
      <style:text-properties style:font-name="標楷體1" officeooo:rsid="39ea2250" style:font-name-asian="標楷體1"/>
    </style:style>
    <style:style style:name="T6" style:family="text">
      <style:text-properties style:font-name="標楷體1" officeooo:rsid="39f20671" style:font-name-asian="標楷體1"/>
    </style:style>
    <style:style style:name="T7" style:family="text">
      <style:text-properties style:font-name="標楷體1" officeooo:rsid="39f830e6" style:font-name-asian="標楷體1"/>
    </style:style>
    <style:style style:name="T8" style:family="text">
      <style:text-properties style:font-name="標楷體1" officeooo:rsid="08038b5c" style:font-name-asian="標楷體1"/>
    </style:style>
    <style:style style:name="T9" style:family="text">
      <style:text-properties style:font-name="標楷體1" officeooo:rsid="1f9d5d18" style:font-name-asian="標楷體1"/>
    </style:style>
    <style:style style:name="T10" style:family="text">
      <style:text-properties style:font-name="標楷體1" officeooo:rsid="1c066305" style:font-name-asian="標楷體1"/>
    </style:style>
    <style:style style:name="T11" style:family="text">
      <style:text-properties style:font-name="標楷體1" officeooo:rsid="395c792f" style:font-name-asian="標楷體1"/>
    </style:style>
    <style:style style:name="T12" style:family="text">
      <style:text-properties style:font-name="標楷體1" officeooo:rsid="396640d5" style:font-name-asian="標楷體1"/>
    </style:style>
    <style:style style:name="T13" style:family="text">
      <style:text-properties style:font-name="標楷體1" officeooo:rsid="1f9386ea" style:font-name-asian="標楷體1"/>
    </style:style>
    <style:style style:name="T14" style:family="text">
      <style:text-properties style:font-name="標楷體1" officeooo:rsid="29490711" style:font-name-asian="標楷體1"/>
    </style:style>
    <style:style style:name="T15" style:family="text">
      <style:text-properties style:font-name="標楷體1" officeooo:rsid="2a318c1c" style:font-name-asian="標楷體1"/>
    </style:style>
    <style:style style:name="T16" style:family="text">
      <style:text-properties style:font-name="標楷體1" officeooo:rsid="3173e3a2" style:font-name-asian="標楷體1"/>
    </style:style>
    <style:style style:name="T17" style:family="text">
      <style:text-properties style:font-name="標楷體1" officeooo:rsid="3205fe5c" style:font-name-asian="標楷體1"/>
    </style:style>
    <style:style style:name="T18" style:family="text">
      <style:text-properties style:font-name="標楷體1" officeooo:rsid="31a82b0e" style:font-name-asian="標楷體1"/>
    </style:style>
    <style:style style:name="T19" style:family="text">
      <style:text-properties style:font-name="標楷體1" officeooo:rsid="31a861be" style:font-name-asian="標楷體1"/>
    </style:style>
    <style:style style:name="T20" style:family="text">
      <style:text-properties style:font-name="標楷體1" officeooo:rsid="31dfc44d" style:font-name-asian="標楷體1"/>
    </style:style>
    <style:style style:name="T21" style:family="text">
      <style:text-properties style:font-name="標楷體1" officeooo:rsid="2cd378be" style:font-name-asian="標楷體1"/>
    </style:style>
    <style:style style:name="T22" style:family="text">
      <style:text-properties style:font-name="標楷體1" officeooo:rsid="392667ed" style:font-name-asian="標楷體1"/>
    </style:style>
    <style:style style:name="T23" style:family="text">
      <style:text-properties style:font-name="標楷體1" officeooo:rsid="1f03dfea" style:font-name-asian="標楷體1"/>
    </style:style>
    <style:style style:name="T24" style:family="text">
      <style:text-properties style:font-name="標楷體1" officeooo:rsid="1fb36f4a" style:font-name-asian="標楷體1"/>
    </style:style>
    <style:style style:name="T25" style:family="text">
      <style:text-properties style:font-name="標楷體1" officeooo:rsid="1f4cbf44" style:font-name-asian="標楷體1"/>
    </style:style>
    <style:style style:name="T26" style:family="text">
      <style:text-properties style:font-name="標楷體1" officeooo:rsid="1f270370" style:font-name-asian="標楷體1"/>
    </style:style>
    <style:style style:name="T27" style:family="text">
      <style:text-properties style:font-name="標楷體1" officeooo:rsid="1f2f54e0" style:font-name-asian="標楷體1"/>
    </style:style>
    <style:style style:name="T28" style:family="text">
      <style:text-properties style:font-name="標楷體1" officeooo:rsid="1f34242e" style:font-name-asian="標楷體1"/>
    </style:style>
    <style:style style:name="T29" style:family="text">
      <style:text-properties style:font-name="標楷體1" officeooo:rsid="1f896d95" style:font-name-asian="標楷體1"/>
    </style:style>
    <style:style style:name="T30" style:family="text">
      <style:text-properties style:font-name="標楷體1" officeooo:rsid="1f892746" style:font-name-asian="標楷體1"/>
    </style:style>
    <style:style style:name="T31" style:family="text">
      <style:text-properties style:font-name="標楷體1" officeooo:rsid="1f89ea31" style:font-name-asian="標楷體1"/>
    </style:style>
    <style:style style:name="T32" style:family="text">
      <style:text-properties style:font-name="標楷體1" officeooo:rsid="1f8ba002" style:font-name-asian="標楷體1"/>
    </style:style>
    <style:style style:name="T33" style:family="text">
      <style:text-properties style:font-name="標楷體1" officeooo:rsid="133bbf48" style:font-name-asian="標楷體1"/>
    </style:style>
    <style:style style:name="T34" style:family="text">
      <style:text-properties style:font-name="標楷體1" officeooo:rsid="3a754e30" style:font-name-asian="標楷體1"/>
    </style:style>
    <style:style style:name="T35" style:family="text">
      <style:text-properties style:font-name="標楷體1" officeooo:rsid="3a7b7d7f" style:font-name-asian="標楷體1"/>
    </style:style>
    <style:style style:name="T36" style:family="text">
      <style:text-properties style:font-name="標楷體1" officeooo:rsid="3aa0ec76" style:font-name-asian="標楷體1"/>
    </style:style>
    <style:style style:name="T37" style:family="text">
      <style:text-properties style:font-name="標楷體1" officeooo:rsid="3aa93812" style:font-name-asian="標楷體1"/>
    </style:style>
    <style:style style:name="T38" style:family="text">
      <style:text-properties style:font-name="標楷體1" officeooo:rsid="3ab4369d" style:font-name-asian="標楷體1"/>
    </style:style>
    <style:style style:name="T39" style:family="text">
      <style:text-properties style:font-name="標楷體1" officeooo:rsid="3abd924d" style:font-name-asian="標楷體1"/>
    </style:style>
    <style:style style:name="T40" style:family="text">
      <style:text-properties style:font-name="標楷體1" officeooo:rsid="3a327802" style:font-name-asian="標楷體1"/>
    </style:style>
    <style:style style:name="T41" style:family="text">
      <style:text-properties style:font-name="標楷體1" officeooo:rsid="3aa27f95" style:font-name-asian="標楷體1"/>
    </style:style>
    <style:style style:name="T42" style:family="text">
      <style:text-properties style:font-name="標楷體1" officeooo:rsid="3ac349b6" style:font-name-asian="標楷體1"/>
    </style:style>
    <style:style style:name="T43" style:family="text">
      <style:text-properties style:font-name="標楷體1" officeooo:rsid="3ae631c0" style:font-name-asian="標楷體1"/>
    </style:style>
    <style:style style:name="T44" style:family="text">
      <style:text-properties style:font-name="標楷體1" officeooo:rsid="3ae66771" style:font-name-asian="標楷體1"/>
    </style:style>
    <style:style style:name="T45" style:family="text">
      <style:text-properties style:font-name="標楷體1" officeooo:rsid="3ae125cc" style:font-name-asian="標楷體1"/>
    </style:style>
    <style:style style:name="T46" style:family="text">
      <style:text-properties style:font-name="標楷體1" officeooo:rsid="3b02e834" style:font-name-asian="標楷體1"/>
    </style:style>
    <style:style style:name="T47" style:family="text">
      <style:text-properties style:font-name="標楷體1" officeooo:rsid="07ca52e4"/>
    </style:style>
    <style:style style:name="T48" style:family="text">
      <style:text-properties style:font-name="標楷體1" officeooo:rsid="39c67135"/>
    </style:style>
    <style:style style:name="T49" style:family="text">
      <style:text-properties style:font-name="標楷體1" style:text-underline-style="none" style:font-name-asian="標楷體1" style:font-name-complex="標楷體"/>
    </style:style>
    <style:style style:name="T50" style:family="text">
      <style:text-properties style:font-name="標楷體1" style:text-underline-style="none" officeooo:rsid="08038b5c" style:font-name-asian="標楷體1" style:font-name-complex="標楷體"/>
    </style:style>
    <style:style style:name="T51" style:family="text">
      <style:text-properties style:font-name="標楷體1" style:text-underline-style="none" officeooo:rsid="1f9d5d18" style:font-name-asian="標楷體1" style:font-name-complex="標楷體"/>
    </style:style>
    <style:style style:name="T52" style:family="text">
      <style:text-properties style:font-name="標楷體1" style:text-underline-style="none" officeooo:rsid="1c066305" style:font-name-asian="標楷體1" style:font-name-complex="標楷體"/>
    </style:style>
    <style:style style:name="T53" style:family="text">
      <style:text-properties style:font-name="標楷體1" style:text-underline-style="none" officeooo:rsid="1f3aa883" style:font-name-asian="標楷體1" style:font-name-complex="標楷體"/>
    </style:style>
    <style:style style:name="T54" style:family="text">
      <style:text-properties style:font-name="標楷體1" style:text-underline-style="none" officeooo:rsid="1f3d2b4a" style:font-name-asian="標楷體1" style:font-name-complex="標楷體"/>
    </style:style>
    <style:style style:name="T55" style:family="text">
      <style:text-properties style:font-name="標楷體1" style:text-underline-style="none" officeooo:rsid="1c066305" style:font-name-complex="標楷體"/>
    </style:style>
    <style:style style:name="T56" style:family="text">
      <style:text-properties style:font-name="標楷體1" style:text-underline-style="none" officeooo:rsid="1f3aa883" style:font-name-complex="標楷體"/>
    </style:style>
    <style:style style:name="T57" style:family="text">
      <style:text-properties style:font-name="標楷體1" officeooo:rsid="133bbf48"/>
    </style:style>
    <style:style style:name="T58" style:family="text">
      <style:text-properties style:font-name="標楷體1" officeooo:rsid="3ae125cc" style:font-name-asian="Liberation Serif1" style:font-name-complex="Liberation Serif1"/>
    </style:style>
    <style:style style:name="T59" style:family="text">
      <style:text-properties style:font-name="Arial1" officeooo:rsid="29490711" style:font-name-asian="Arial1"/>
    </style:style>
    <style:style style:name="T60" style:family="text">
      <style:text-properties style:font-name="Arial1" officeooo:rsid="133bbf48" style:font-name-asian="Arial1"/>
    </style:style>
    <style:style style:name="T61" style:family="text">
      <style:text-properties style:font-name="Arial1" style:text-underline-style="none" style:font-name-asian="Arial1" style:font-name-complex="標楷體"/>
    </style:style>
    <style:style style:name="T62" style:family="text">
      <style:text-properties style:text-position="super 58%" officeooo:rsid="1fa55b64"/>
    </style:style>
    <style:style style:name="T63" style:family="text">
      <style:text-properties style:font-name="標楷體" style:font-name-asian="標楷體1"/>
    </style:style>
    <style:style style:name="T64" style:family="text">
      <style:text-properties style:font-name="標楷體" officeooo:rsid="395e6c5a" style:font-name-asian="標楷體1"/>
    </style:style>
    <style:style style:name="T65" style:family="text">
      <style:text-properties style:font-name="標楷體" officeooo:rsid="3a754e30" style:font-name-asian="標楷體1"/>
    </style:style>
    <style:style style:name="T66" style:family="text">
      <style:text-properties style:font-name="標楷體" officeooo:rsid="3aa45b6f" style:font-name-asian="標楷體1"/>
    </style:style>
    <style:style style:name="T67" style:family="text">
      <style:text-properties style:font-name="標楷體" officeooo:rsid="133bbf48" style:font-name-asian="標楷體1"/>
    </style:style>
    <style:style style:name="T68" style:family="text">
      <style:text-properties style:font-name="標楷體" officeooo:rsid="3aa93812" style:font-name-asian="標楷體1"/>
    </style:style>
    <style:style style:name="T69" style:family="text">
      <style:text-properties style:font-name="標楷體" officeooo:rsid="3aacd194" style:font-name-asian="標楷體1"/>
    </style:style>
    <style:style style:name="T70" style:family="text">
      <style:text-properties style:font-name="標楷體" officeooo:rsid="3aae656f" style:font-name-asian="標楷體1"/>
    </style:style>
    <style:style style:name="T71" style:family="text">
      <style:text-properties style:font-name="標楷體" officeooo:rsid="3ab17667" style:font-name-asian="標楷體1"/>
    </style:style>
    <style:style style:name="T72" style:family="text">
      <style:text-properties style:font-name="標楷體" officeooo:rsid="3ab2781e" style:font-name-asian="標楷體1"/>
    </style:style>
    <style:style style:name="T73" style:family="text">
      <style:text-properties style:font-name="標楷體" officeooo:rsid="3ab39d28" style:font-name-asian="標楷體1"/>
    </style:style>
    <style:style style:name="T74" style:family="text">
      <style:text-properties style:font-name="標楷體" officeooo:rsid="3ab5e5a6" style:font-name-asian="標楷體1"/>
    </style:style>
    <style:style style:name="T75" style:family="text">
      <style:text-properties style:font-name="標楷體" officeooo:rsid="3ab93e9c" style:font-name-asian="標楷體1"/>
    </style:style>
    <style:style style:name="T76" style:family="text">
      <style:text-properties style:font-name="標楷體" officeooo:rsid="3ac0387c" style:font-name-asian="標楷體1"/>
    </style:style>
    <style:style style:name="T77" style:family="text">
      <style:text-properties style:font-name="標楷體" officeooo:rsid="3ac27cd5" style:font-name-asian="標楷體1"/>
    </style:style>
    <style:style style:name="T78" style:family="text">
      <style:text-properties style:font-name="標楷體" officeooo:rsid="3ac349b6" style:font-name-asian="標楷體1"/>
    </style:style>
    <style:style style:name="T79" style:family="text">
      <style:text-properties style:font-name="標楷體" officeooo:rsid="3ae5ca02" style:font-name-asian="標楷體1"/>
    </style:style>
    <style:style style:name="T80" style:family="text">
      <style:text-properties style:font-name="標楷體" officeooo:rsid="3ae631c0" style:font-name-asian="標楷體1"/>
    </style:style>
    <style:style style:name="T81" style:family="text">
      <style:text-properties style:font-name="標楷體" officeooo:rsid="3ae66771" style:font-name-asian="標楷體1"/>
    </style:style>
    <style:style style:name="T82" style:family="text">
      <style:text-properties style:font-name="標楷體" officeooo:rsid="1fabd189" style:font-name-asian="標楷體1"/>
    </style:style>
    <style:style style:name="T83" style:family="text">
      <style:text-properties style:font-name="標楷體" officeooo:rsid="39ea2250" style:font-name-asian="標楷體1"/>
    </style:style>
    <style:style style:name="T84" style:family="text">
      <style:text-properties style:font-name="標楷體" officeooo:rsid="3ae125cc" style:font-name-asian="標楷體1"/>
    </style:style>
    <style:style style:name="T85" style:family="text">
      <style:text-properties fo:color="#1c1c1c" style:font-name="標楷體" officeooo:rsid="3a754e30" style:font-name-asian="標楷體1"/>
    </style:style>
    <style:style style:name="T86" style:family="text">
      <style:text-properties style:font-name-asian="標楷體1"/>
    </style:style>
    <style:style style:name="T87" style:family="text">
      <style:text-properties officeooo:rsid="388e6ff4" style:font-name-asian="標楷體1"/>
    </style:style>
    <style:style style:name="T88" style:family="text">
      <style:text-properties officeooo:rsid="37c8a316" style:font-name-asian="標楷體1"/>
    </style:style>
    <style:style style:name="T89" style:family="text">
      <style:text-properties officeooo:rsid="39ea2250" style:font-name-asian="標楷體1"/>
    </style:style>
    <style:style style:name="T90" style:family="text">
      <style:text-properties officeooo:rsid="2cd378be" style:font-name-asian="標楷體1"/>
    </style:style>
    <style:style style:name="T91" style:family="text">
      <style:text-properties officeooo:rsid="1e03c153" style:font-name-asian="標楷體1"/>
    </style:style>
    <style:style style:name="T92" style:family="text">
      <style:text-properties officeooo:rsid="2f7a955a" style:font-name-asian="標楷體1"/>
    </style:style>
    <style:style style:name="T93" style:family="text">
      <style:text-properties officeooo:rsid="1fabd189" style:font-name-asian="標楷體1"/>
    </style:style>
    <style:style style:name="T94" style:family="text">
      <style:text-properties officeooo:rsid="1fabdb9e" style:font-name-asian="標楷體1"/>
    </style:style>
    <style:style style:name="T95" style:family="text">
      <style:text-properties officeooo:rsid="1fac9a8a" style:font-name-asian="標楷體1"/>
    </style:style>
    <style:style style:name="T96" style:family="text">
      <style:text-properties officeooo:rsid="1f03dfea" style:font-name-asian="標楷體1"/>
    </style:style>
    <style:style style:name="T97" style:family="text">
      <style:text-properties officeooo:rsid="1f1d0eba" style:font-name-asian="標楷體1"/>
    </style:style>
    <style:style style:name="T98" style:family="text">
      <style:text-properties officeooo:rsid="1f0661fc" style:font-name-asian="標楷體1"/>
    </style:style>
    <style:style style:name="T99" style:family="text">
      <style:text-properties officeooo:rsid="1f5dfd14" style:font-name-asian="標楷體1"/>
    </style:style>
    <style:style style:name="T100" style:family="text">
      <style:text-properties officeooo:rsid="1f4cbf44" style:font-name-asian="標楷體1"/>
    </style:style>
    <style:style style:name="T101" style:family="text">
      <style:text-properties officeooo:rsid="1f573a91" style:font-name-asian="標楷體1"/>
    </style:style>
    <style:style style:name="T102" style:family="text">
      <style:text-properties officeooo:rsid="1f270370" style:font-name-asian="標楷體1"/>
    </style:style>
    <style:style style:name="T103" style:family="text">
      <style:text-properties officeooo:rsid="1f2f54e0" style:font-name-asian="標楷體1"/>
    </style:style>
    <style:style style:name="T104" style:family="text">
      <style:text-properties officeooo:rsid="3a74bd7d" style:font-name-asian="標楷體1"/>
    </style:style>
    <style:style style:name="T105" style:family="text">
      <style:text-properties officeooo:rsid="3aa27f95" style:font-name-asian="標楷體1"/>
    </style:style>
    <style:style style:name="T106" style:family="text">
      <style:text-properties officeooo:rsid="133bbf48" style:font-name-asian="標楷體1"/>
    </style:style>
    <style:style style:name="T107" style:family="text">
      <style:text-properties officeooo:rsid="3b02e834" style:font-name-asian="標楷體1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2cd378be" style:font-name-asian="標楷體1"/>
    </style:style>
    <style:style style:name="T110" style:family="text">
      <style:text-properties style:text-underline-style="solid" style:text-underline-width="auto" style:text-underline-color="font-color" officeooo:rsid="1f03dfea" style:font-name-asian="標楷體1"/>
    </style:style>
    <style:style style:name="T111" style:family="text">
      <style:text-properties style:text-position="sub 58%" style:font-name="標楷體1" officeooo:rsid="395e6c5a" style:font-name-asian="標楷體1"/>
    </style:style>
    <style:style style:name="T112" style:family="text">
      <style:text-properties style:font-name="Liberation Serif" style:font-name-asian="標楷體1"/>
    </style:style>
    <style:style style:name="T113" style:family="text">
      <style:text-properties style:font-name="Liberation Serif" officeooo:rsid="37c8a316" style:font-name-asian="標楷體1"/>
    </style:style>
    <style:style style:name="T114" style:family="text">
      <style:text-properties style:font-name="Liberation Serif" officeooo:rsid="0a7edee9" style:font-name-asian="標楷體1"/>
    </style:style>
    <style:style style:name="T115" style:family="text">
      <style:text-properties style:font-name="Liberation Serif" style:text-underline-style="none" officeooo:rsid="0a7edee9" style:font-name-asian="標楷體1" style:font-name-complex="標楷體"/>
    </style:style>
    <style:style style:name="T116" style:family="text">
      <style:text-properties style:font-name="Liberation Serif" style:text-underline-style="solid" style:text-underline-width="auto" style:text-underline-color="font-color" style:font-name-asian="標楷體1"/>
    </style:style>
    <style:style style:name="T117" style:family="text">
      <style:text-properties fo:color="#010101" style:font-name="標楷體1" officeooo:rsid="1f9386ea" style:font-name-asian="標楷體1"/>
    </style:style>
    <style:style style:name="T118" style:family="text">
      <style:text-properties fo:color="#010101" style:font-name="標楷體1" officeooo:rsid="29490711" style:font-name-asian="標楷體1"/>
    </style:style>
    <style:style style:name="T119" style:family="text">
      <style:text-properties fo:color="#010101" style:font-name="標楷體1" officeooo:rsid="2a318c1c" style:font-name-asian="標楷體1"/>
    </style:style>
    <style:style style:name="T120" style:family="text">
      <style:text-properties fo:color="#010101" style:font-name="標楷體1" officeooo:rsid="319a1fb2" style:font-name-asian="標楷體1"/>
    </style:style>
    <style:style style:name="T121" style:family="text">
      <style:text-properties fo:color="#010101" style:font-name="標楷體1" officeooo:rsid="1f03dfea" style:font-name-asian="標楷體1"/>
    </style:style>
    <style:style style:name="T122" style:family="text">
      <style:text-properties fo:color="#010101" style:font-name="標楷體1" officeooo:rsid="1f3ea71b" style:font-name-asian="標楷體1"/>
    </style:style>
    <style:style style:name="T123" style:family="text">
      <style:text-properties fo:color="#010101" style:font-name="標楷體1" officeooo:rsid="1f3ea71b" style:font-name-asian="標楷體1" style:font-name-complex="Liberation Serif1"/>
    </style:style>
    <style:style style:name="T124" style:family="text">
      <style:text-properties fo:color="#010101" style:font-name="標楷體1" officeooo:rsid="1f3ea71b" style:font-name-asian="標楷體1" style:font-name-complex="Mangal1"/>
    </style:style>
    <style:style style:name="T125" style:family="text">
      <style:text-properties fo:color="#010101" style:font-name="標楷體1" fo:font-size="11pt" officeooo:rsid="1f9386ea" style:font-name-asian="標楷體1" style:font-size-asian="11pt" style:font-size-complex="11pt"/>
    </style:style>
    <style:style style:name="T126" style:family="text">
      <style:text-properties fo:color="#010101" style:font-name="標楷體1" fo:font-size="11pt" officeooo:rsid="29490711" style:font-name-asian="標楷體1" style:font-size-asian="11pt" style:font-size-complex="11pt"/>
    </style:style>
    <style:style style:name="T127" style:family="text">
      <style:text-properties fo:color="#010101" style:font-name="標楷體1" fo:font-size="11pt" officeooo:rsid="31ef02b2" style:font-name-asian="標楷體1" style:font-size-asian="11pt" style:font-size-complex="11pt"/>
    </style:style>
    <style:style style:name="T128" style:family="text">
      <style:text-properties fo:color="#010101" officeooo:rsid="1f1d0eba" style:font-name-asian="標楷體1"/>
    </style:style>
    <style:style style:name="T129" style:family="text">
      <style:text-properties fo:color="#010101" officeooo:rsid="1f03dfea" style:font-name-asian="標楷體1"/>
    </style:style>
    <style:style style:name="T130" style:family="text">
      <style:text-properties fo:color="#010101" style:text-position="sub 58%" style:font-name="標楷體1" officeooo:rsid="1f3ea71b" style:font-name-asian="標楷體1"/>
    </style:style>
    <style:style style:name="T131" style:family="text">
      <style:text-properties fo:color="#010101" style:text-position="sub 58%" style:font-name="標楷體1" officeooo:rsid="1f3ea71b" style:font-name-asian="標楷體1" style:font-name-complex="Mangal1"/>
    </style:style>
    <style:style style:name="T132" style:family="text">
      <style:text-properties fo:color="#010101" style:text-position="sub 58%" style:font-name="標楷體1" fo:font-size="11pt" officeooo:rsid="31ef02b2" style:font-name-asian="標楷體1" style:font-size-asian="11pt" style:font-size-complex="11pt"/>
    </style:style>
    <style:style style:name="T133" style:family="text">
      <style:text-properties fo:color="#010101" style:text-position="sub 58%" style:font-name="Liberation Serif1" fo:font-size="11pt" officeooo:rsid="31ef02b2" style:font-name-asian="Liberation Serif1" style:font-size-asian="11pt" style:font-name-complex="Liberation Serif1" style:font-size-complex="11pt"/>
    </style:style>
    <style:style style:name="T134" style:family="text">
      <style:text-properties fo:color="#010101" fo:font-size="7pt" officeooo:rsid="1f03dfea" style:font-name-asian="標楷體1" style:font-size-asian="7pt" style:font-size-complex="7pt"/>
    </style:style>
    <style:style style:name="T135" style:family="text">
      <style:text-properties fo:color="#010101" style:font-name="Arial1" fo:font-size="11pt" officeooo:rsid="29490711" style:font-name-asian="Arial1" style:font-size-asian="11pt" style:font-size-complex="11pt"/>
    </style:style>
    <style:style style:name="T136" style:family="text">
      <style:text-properties fo:color="#010101" style:font-name="Arial1" officeooo:rsid="29490711" style:font-name-asian="Arial1"/>
    </style:style>
    <style:style style:name="T137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9ad554c" style:font-name-asian="標楷體1" style:font-style-asian="normal" style:font-name-complex="標楷體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none" officeooo:rsid="1f03dfea" style:font-name-asian="標楷體1" style:font-style-asian="normal" style:font-name-complex="標楷體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none" officeooo:rsid="1fabdb9e" style:font-name-asian="標楷體1" style:font-style-asian="normal" style:font-name-complex="標楷體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none" officeooo:rsid="1f4cbf44" style:font-name-asian="標楷體1" style:font-style-asian="normal" style:font-name-complex="標楷體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officeooo:rsid="1fabd189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66305" style:font-name-asian="標楷體1" style:font-style-asian="normal" style:font-name-complex="標楷體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1d8525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af327c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1" fo:font-style="normal" fo:text-shadow="none" officeooo:rsid="396640d5" style:font-name-asian="標楷體1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style:font-name="標楷體1" fo:font-style="normal" fo:text-shadow="none" officeooo:rsid="31b8d74d" style:font-name-asian="標楷體1" style:font-style-asian="normal" style:text-emphasize="none"/>
    </style:style>
    <style:style style:name="T157" style:family="text">
      <style:text-properties style:text-outline="false" style:text-line-through-style="none" style:text-line-through-type="none" style:text-position="0% 100%" style:font-name="標楷體1" fo:font-style="normal" fo:text-shadow="none" officeooo:rsid="316fa478" style:font-name-asian="標楷體1" style:font-style-asian="normal" style:text-emphasize="none"/>
    </style:style>
    <style:style style:name="T158" style:family="text">
      <style:text-properties style:text-outline="false" style:text-line-through-style="none" style:text-line-through-type="none" style:text-position="0% 100%" style:font-name="標楷體1" fo:font-style="normal" fo:text-shadow="none" officeooo:rsid="316dc64f" style:font-name-asian="標楷體1" style:font-style-asian="normal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160" style:family="text">
      <style:text-properties style:text-outline="false" style:text-line-through-style="none" style:text-line-through-type="none" style:text-position="0% 100%" style:font-name="標楷體1" fo:font-style="normal" fo:text-shadow="none" officeooo:rsid="395c792f" style:font-name-asian="標楷體1" style:font-style-asian="normal" style:text-emphasize="none"/>
    </style:style>
    <style:style style:name="T161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62" style:family="text">
      <style:text-properties style:text-outline="false" style:text-line-through-style="none" style:text-line-through-type="none" style:text-position="0% 100%" style:font-name="標楷體1" fo:font-style="normal" fo:text-shadow="none" officeooo:rsid="3173e3a2" style:font-name-asian="標楷體1" style:font-style-asian="normal" style:text-emphasize="none"/>
    </style:style>
    <style:style style:name="T163" style:family="text">
      <style:text-properties style:text-outline="false" style:text-line-through-style="none" style:text-line-through-type="none" style:text-position="0% 100%" style:font-name="標楷體1" fo:font-style="normal" fo:text-shadow="none" officeooo:rsid="31f30b95" style:font-name-asian="標楷體1" style:font-style-asian="normal" style:text-emphasize="none"/>
    </style:style>
    <style:style style:name="T164" style:family="text">
      <style:text-properties style:text-outline="false" style:text-line-through-style="none" style:text-line-through-type="none" style:text-position="0% 100%" style:font-name="標楷體1" fo:font-style="normal" fo:text-shadow="none" officeooo:rsid="31a82b0e" style:font-name-asian="標楷體1" style:font-style-asian="normal" style:text-emphasize="none"/>
    </style:style>
    <style:style style:name="T165" style:family="text">
      <style:text-properties style:text-outline="false" style:text-line-through-style="none" style:text-line-through-type="none" style:text-position="0% 100%" style:font-name="標楷體1" fo:font-style="normal" fo:text-shadow="none" officeooo:rsid="31fde34a" style:font-name-asian="標楷體1" style:font-style-asian="normal" style:text-emphasize="none"/>
    </style:style>
    <style:style style:name="T166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16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168" style:family="text">
      <style:text-properties style:text-outline="false" style:text-line-through-style="none" style:text-line-through-type="none" style:text-position="0% 100%" style:font-name="標楷體1" fo:font-style="normal" fo:text-shadow="none" officeooo:rsid="3201ff0e" style:font-name-asian="標楷體1" style:font-style-asian="normal" style:text-emphasize="none"/>
    </style:style>
    <style:style style:name="T169" style:family="text">
      <style:text-properties style:text-outline="false" style:text-line-through-style="none" style:text-line-through-type="none" style:text-position="0% 100%" style:font-name="標楷體1" fo:font-style="normal" fo:text-shadow="none" officeooo:rsid="321386b8" style:font-name-asian="標楷體1" style:font-style-asian="normal" style:text-emphasize="none"/>
    </style:style>
    <style:style style:name="T170" style:family="text">
      <style:text-properties style:text-outline="false" style:text-line-through-style="none" style:text-line-through-type="none" style:text-position="0% 100%" style:font-name="標楷體1" fo:font-style="normal" fo:text-shadow="none" officeooo:rsid="31d92dc1" style:font-name-asian="標楷體1" style:font-style-asian="normal" style:text-emphasize="none"/>
    </style:style>
    <style:style style:name="T171" style:family="text">
      <style:text-properties style:text-outline="false" style:text-line-through-style="none" style:text-line-through-type="none" style:text-position="0% 100%" style:font-name="標楷體1" fo:font-style="normal" fo:text-shadow="none" officeooo:rsid="31d9a210" style:font-name-asian="標楷體1" style:font-style-asian="normal" style:text-emphasize="none"/>
    </style:style>
    <style:style style:name="T172" style:family="text">
      <style:text-properties style:text-outline="false" style:text-line-through-style="none" style:text-line-through-type="none" style:text-position="0% 100%" style:font-name="標楷體1" fo:font-style="normal" fo:text-shadow="none" officeooo:rsid="3b457a42" style:font-name-asian="標楷體1" style:font-style-asian="normal" style:text-emphasize="none"/>
    </style:style>
    <style:style style:name="T173" style:family="text">
      <style:text-properties style:text-outline="false" style:text-line-through-style="none" style:text-line-through-type="none" style:text-position="0% 100%" style:font-name="標楷體1" fo:font-style="normal" fo:text-shadow="none" officeooo:rsid="31a861be" style:font-name-asian="標楷體1" style:font-style-asian="normal" style:font-name-complex="Liberation Serif1" style:text-emphasize="none"/>
    </style:style>
    <style:style style:name="T174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none" style:font-name-asian="Arial1" style:font-style-asian="normal" style:font-name-complex="標楷體" style:text-emphasize="none"/>
    </style:style>
    <style:style style:name="T175" style:family="text">
      <style:text-properties style:text-outline="false" style:text-line-through-style="none" style:text-line-through-type="none" style:text-position="0% 100%" style:font-name="Arial1" fo:font-style="normal" fo:text-shadow="none" officeooo:rsid="29490711" style:font-name-asian="Arial1" style:font-style-asian="normal" style:text-emphasize="none"/>
    </style:style>
    <style:style style:name="T17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1a861be" style:font-name-asian="Liberation Serif1" style:font-style-asian="normal" style:font-name-complex="Liberation Serif1" style:text-emphasize="none"/>
    </style:style>
    <style:style style:name="T177" style:family="text">
      <style:text-properties style:text-outline="false" style:text-line-through-style="none" style:text-line-through-type="none" style:text-position="0% 100%" style:font-name="標楷體" fo:font-style="normal" fo:text-shadow="none" officeooo:rsid="31d92dc1" style:font-name-asian="標楷體" style:font-style-asian="normal" style:text-emphasize="none"/>
    </style:style>
    <style:style style:name="T178" style:family="text">
      <style:text-properties style:text-outline="false" style:text-line-through-style="none" style:text-line-through-type="none" style:text-position="sub 58%" style:font-name="標楷體1" fo:font-style="normal" fo:text-shadow="none" officeooo:rsid="32213976" style:font-name-asian="標楷體1" style:font-style-asian="normal" style:text-emphasize="none"/>
    </style:style>
    <style:style style:name="T179" style:family="text">
      <style:text-properties style:text-outline="false" style:text-line-through-style="none" style:text-line-through-type="none" style:text-position="super 58%" style:font-name="標楷體1" fo:font-style="normal" fo:text-shadow="none" officeooo:rsid="31d92dc1" style:font-name-asian="標楷體1" style:font-style-asian="normal" style:text-emphasize="none"/>
    </style:style>
    <style:style style:name="T180" style:family="text">
      <style:text-properties officeooo:rsid="1fa55b64"/>
    </style:style>
    <style:style style:name="T181" style:family="text">
      <style:text-properties style:text-underline-style="none" style:font-name-asian="標楷體1" style:font-name-complex="標楷體"/>
    </style:style>
    <style:style style:name="T182" style:family="text">
      <style:text-properties style:text-underline-style="none" officeooo:rsid="1f03dfea" style:font-name-asian="標楷體1" style:font-name-complex="標楷體"/>
    </style:style>
    <style:style style:name="T183" style:family="text">
      <style:text-properties style:text-underline-style="none" officeooo:rsid="1f1d0eba" style:font-name-asian="標楷體1" style:font-name-complex="標楷體"/>
    </style:style>
    <style:style style:name="T184" style:family="text">
      <style:text-properties style:text-underline-style="none" officeooo:rsid="1f4cbf44" style:font-name-asian="標楷體1" style:font-name-complex="標楷體"/>
    </style:style>
    <style:style style:name="T185" style:family="text">
      <style:text-properties style:text-underline-style="none" style:font-name-complex="標楷體"/>
    </style:style>
    <style:style style:name="T186" style:family="text">
      <style:text-properties fo:color="#333333"/>
    </style:style>
    <style:style style:name="T187" style:family="text">
      <style:text-properties fo:color="#333333"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88" style:family="text">
      <style:text-properties fo:color="#333333" style:font-name-asian="標楷體1"/>
    </style:style>
    <style:style style:name="T189" style:family="text">
      <style:text-properties fo:color="#333333" officeooo:rsid="388e6ff4" style:font-name-asian="標楷體1"/>
    </style:style>
    <style:style style:name="T190" style:family="text">
      <style:text-properties fo:color="#333333" officeooo:rsid="39ea2250" style:font-name-asian="標楷體1"/>
    </style:style>
    <style:style style:name="T191" style:family="text">
      <style:text-properties fo:color="#333333" officeooo:rsid="133bbf48" style:font-name-asian="標楷體1"/>
    </style:style>
    <style:style style:name="T192" style:family="text">
      <style:text-properties fo:color="#333333" officeooo:rsid="1fabd189" style:font-name-asian="標楷體1"/>
    </style:style>
    <style:style style:name="T193" style:family="text">
      <style:text-properties fo:color="#333333" officeooo:rsid="1f03dfea" style:font-name-asian="標楷體1"/>
    </style:style>
    <style:style style:name="T194" style:family="text">
      <style:text-properties fo:color="#333333" officeooo:rsid="1e03c153" style:font-name-asian="標楷體1"/>
    </style:style>
    <style:style style:name="T195" style:family="text">
      <style:text-properties fo:color="#333333" style:font-name="標楷體1"/>
    </style:style>
    <style:style style:name="T196" style:family="text">
      <style:text-properties fo:color="#333333" style:font-name="標楷體1" style:font-name-asian="標楷體1"/>
    </style:style>
    <style:style style:name="T197" style:family="text">
      <style:text-properties fo:color="#333333" style:font-name="標楷體1" officeooo:rsid="388e6ff4" style:font-name-asian="標楷體1"/>
    </style:style>
    <style:style style:name="T198" style:family="text">
      <style:text-properties fo:color="#333333" style:font-name="標楷體1" officeooo:rsid="39f830e6" style:font-name-asian="標楷體1"/>
    </style:style>
    <style:style style:name="T199" style:family="text">
      <style:text-properties fo:color="#333333" style:font-name="標楷體1" officeooo:rsid="39ea2250" style:font-name-asian="標楷體1"/>
    </style:style>
    <style:style style:name="T200" style:family="text">
      <style:text-properties fo:color="#333333" style:font-name="標楷體1" officeooo:rsid="3a327802" style:font-name-asian="標楷體1"/>
    </style:style>
    <style:style style:name="T201" style:family="text">
      <style:text-properties fo:color="#333333" style:font-name="標楷體1" officeooo:rsid="37c8a316" style:font-name-asian="標楷體1"/>
    </style:style>
    <style:style style:name="T202" style:family="text">
      <style:text-properties fo:color="#333333" style:font-name="標楷體1" officeooo:rsid="2a318c1c" style:font-name-asian="標楷體1"/>
    </style:style>
    <style:style style:name="T203" style:family="text">
      <style:text-properties fo:color="#333333" style:font-name="標楷體1" officeooo:rsid="2cd378be" style:font-name-asian="標楷體1"/>
    </style:style>
    <style:style style:name="T204" style:family="text">
      <style:text-properties fo:color="#333333" style:font-name="標楷體1" style:text-underline-style="none" style:font-name-asian="標楷體1" style:font-name-complex="標楷體"/>
    </style:style>
    <style:style style:name="T205" style:family="text">
      <style:text-properties fo:color="#333333" style:font-name="標楷體1" style:text-underline-style="none" officeooo:rsid="1c066305" style:font-name-asian="標楷體1" style:font-name-complex="標楷體"/>
    </style:style>
    <style:style style:name="T206" style:family="text">
      <style:text-properties fo:color="#333333" officeooo:rsid="39f760e0"/>
    </style:style>
    <style:style style:name="T207" style:family="text">
      <style:text-properties fo:color="#333333" style:font-name="標楷體" officeooo:rsid="3a754e30" style:font-name-asian="標楷體1"/>
    </style:style>
    <style:style style:name="T208" style:family="text">
      <style:text-properties fo:color="#333333" style:font-name="Arial1" style:text-underline-style="none" style:font-name-asian="Arial1" style:font-name-complex="標楷體"/>
    </style:style>
    <style:style style:name="T209" style:family="text">
      <style:text-properties officeooo:rsid="3bada7ff"/>
    </style:style>
    <style:style style:name="T210" style:family="text">
      <style:text-properties officeooo:rsid="4007be33"/>
    </style:style>
    <style:style style:name="T211" style:family="text">
      <style:text-properties officeooo:rsid="3b183bef"/>
    </style:style>
    <style:style style:name="T212" style:family="text">
      <style:text-properties officeooo:rsid="3b183bef" style:font-name-asian="Arial1"/>
    </style:style>
    <style:style style:name="T213" style:family="text">
      <style:text-properties officeooo:rsid="2a318c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9838761" text:style-name="L1">
        <text:list-item>
          <text:p text:style-name="P1"><text:bookmark-start text:name="宗速"/>宗速<text:bookmark-end text:name="宗速"/></text:p>
          <text:list>
            <text:list-item>
              <text:p text:style-name="P22"><text:span text:style-name="T113">宗速、</text:span><text:span text:style-name="T47">均速、</text:span><text:span text:style-name="T48">勻速</text:span>。</text:p>
              <text:list>
                <text:list-item>
                  <text:p text:style-name="P22"><text:span text:style-name="T47">使用 </text:span><text:span text:style-name="T113">宗速、</text:span><text:span text:style-name="T47">均速、</text:span><text:span text:style-name="T48">勻速</text:span><text:span text:style-name="T47"> 來 稱呼</text:span>。</text:p>
                </text:list-item>
                <text:list-item>
                  <text:p text:style-name="P22"><text:span text:style-name="T47">使用 </text:span><text:span text:style-name="T113">宗速</text:span><text:span text:style-name="T47"> 來 稱呼</text:span>。</text:p>
                  <text:list>
                    <text:list-item>
                      <text:p text:style-name="P23">使用、沿用 宗量、宗疊 的 命名方式、命名規則、命名規律，來 命名。</text:p>
                    </text:list-item>
                  </text:list>
                </text:list-item>
              </text:list>
            </text:list-item>
            <text:list-item>
              <text:p text:style-name="P24">宗速。</text:p>
              <text:list>
                <text:list-item>
                  <text:p text:style-name="P24">宗速 不是（人類 認定的）光速、音速。</text:p>
                </text:list-item>
                <text:list-item>
                  <text:p text:style-name="P25">宗速 是 第一個個體 傳遞（第二個個體 的）速度。</text:p>
                  <text:list>
                    <text:list-item>
                      <text:p text:style-name="P26">明顯例子，假定，第一個個體 直接蘊含 第二個個體。</text:p>
                      <text:list>
                        <text:list-item>
                          <text:p text:style-name="P27">不是 間接蘊含、包覆、擁有、宗疊。</text:p>
                        </text:list-item>
                        <text:list-item>
                          <text:p text:style-name="P27">是 直接蘊含。</text:p>
                        </text:list-item>
                        <text:list-item>
                          <text:p text:style-name="P28">宗速 是 第一個個體的 傳遞速度。</text:p>
                          <text:list>
                            <text:list-item>
                              <text:p text:style-name="P29">宗速 是 第一個個體 傳遞（第二個個體 的）速度。</text:p>
                            </text:list-item>
                            <text:list-item>
                              <text:p text:style-name="P29">宗速 是 第一個個體 的（材料特性，）傳遞（第二個個體 的）速度。</text:p>
                            </text:list-item>
                            <text:list-item>
                              <text:p text:style-name="P30">明顯例子，假定，第一個個體的 傳遞速<text:span text:style-name="T1">度</text:span>（材料特性）是 <text:span text:style-name="T209">某一特定</text:span>速度。</text:p>
                              <text:list>
                                <text:list-item>
                                  <text:p text:style-name="P30">第二個個體的 宗速 是 <text:span text:style-name="T210">該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宗速 是 介質<text:span text:style-name="T186">的</text:span> 傳遞速度。</text:p>
                  <text:list>
                    <text:list-item>
                      <text:p text:style-name="P30">宗速 相依於，第一個個體（、介質）的 材料特性。</text:p>
                    </text:list-item>
                    <text:list-item>
                      <text:p text:style-name="P31">宗速 是 宗速運動頻率等於零的 傳遞速度、前進速度。</text:p>
                      <text:list>
                        <text:list-item>
                          <text:p text:style-name="P25">明顯例子，空間的 宗速 是 光速、頻率等於零的光的速度。</text:p>
                        </text:list-item>
                        <text:list-item>
                          <text:p text:style-name="P3">明顯例子，空氣的 宗速 是 音速<text:span text:style-name="T186">、頻率等於零的力的速度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88">宗速運動頻率</text:span><text:span text:style-name="T87">。</text:span></text:p>
              <text:list>
                <text:list-item>
                  <text:p text:style-name="P32">假定，第一個個體 直接蘊含 第二個個體。</text:p>
                  <text:list>
                    <text:list-item>
                      <text:p text:style-name="P4">假定，<text:span text:style-name="T186">第二個個體</text:span><text:span text:style-name="T195">的 </text:span><text:span text:style-name="T1">運動軌跡</text:span> 是 一條<text:span text:style-name="T186">（週期</text:span><text:span text:style-name="T206">是</text:span><text:span text:style-name="T186">Ｔ秒的 </text:span>週期性<text:span text:style-name="T186">變化）</text:span>曲線。</text:p>
                    </text:list-item>
                    <text:list-item>
                      <text:p text:style-name="P40"><text:span text:style-name="T87">假定，第一個個體</text:span><text:span text:style-name="T4">的 </text:span><text:span text:style-name="T87">材料特性 相同、不變。</text:span></text:p>
                    </text:list-item>
                    <text:list-item>
                      <text:p text:style-name="P7"><text:span text:style-name="T189">第二個個體的 </text:span><text:span text:style-name="T87">切線速</text:span><text:span text:style-name="T4">度 =</text:span><text:span text:style-name="T197"> </text:span><text:span text:style-name="T189">第一個個體</text:span><text:span text:style-name="T197">的 </text:span><text:span text:style-name="T4">宗</text:span><text:span text:style-name="T87">速。</text:span></text:p>
                    </text:list-item>
                    <text:list-item>
                      <text:p text:style-name="P8"><text:span text:style-name="T189">宗速</text:span><text:span text:style-name="T197">運動</text:span><text:span text:style-name="T4">路徑 = </text:span><text:span text:style-name="T197">以 </text:span><text:span text:style-name="T189">切</text:span><text:span text:style-name="T197">線</text:span><text:span text:style-name="T189">速</text:span><text:span text:style-name="T197">度</text:span><text:span text:style-name="T189">的 速度，沿著 該曲線的 </text:span><text:span text:style-name="T87">波形</text:span><text:span text:style-name="T189">、形狀，</text:span><text:span text:style-name="T197">跑 </text:span><text:span text:style-name="T198">T</text:span><text:span text:style-name="T199">秒</text:span><text:span text:style-name="T190">鐘的 路徑</text:span><text:span text:style-name="T87">。</text:span></text:p>
                    </text:list-item>
                    <text:list-item>
                      <text:p text:style-name="P8"><text:span text:style-name="T189">宗速運動</text:span><text:span text:style-name="T87">路徑長</text:span><text:span text:style-name="T4"> = </text:span><text:span text:style-name="T87">切線速</text:span><text:span text:style-name="T4">度 *</text:span><text:span text:style-name="T197">（</text:span><text:span text:style-name="T7">T</text:span><text:span text:style-name="T199">秒</text:span><text:span text:style-name="T190">鐘</text:span><text:span text:style-name="T197">）</text:span><text:span text:style-name="T87">。</text:span></text:p>
                    </text:list-item>
                    <text:list-item>
                      <text:p text:style-name="P9"><text:span text:style-name="T189">宗速運動</text:span><text:span text:style-name="T87">頻率</text:span><text:span text:style-name="T4"> =</text:span><text:span text:style-name="T197"> </text:span><text:span text:style-name="T189">頻率</text:span><text:span text:style-name="T197"> =</text:span><text:span text:style-name="T4">（</text:span><text:span text:style-name="T7">1 / T）</text:span><text:span text:style-name="T87">。</text:span></text:p>
                    </text:list-item>
                    <text:list-item>
                      <text:p text:style-name="P10"><text:span text:style-name="T4">前進距離 = </text:span><text:span text:style-name="T87">波長。</text:span></text:p>
                      <text:list>
                        <text:list-item>
                          <text:p text:style-name="P11"><text:span text:style-name="T189">第二個個體，</text:span><text:span text:style-name="T197">（平均</text:span><text:span text:style-name="T198">）</text:span><text:span text:style-name="T4">前進速度 =（前進距離</text:span><text:span text:style-name="T7"> /</text:span><text:span text:style-name="T197">（</text:span><text:span text:style-name="T7">T</text:span><text:span text:style-name="T199">秒</text:span><text:span text:style-name="T190">鐘</text:span><text:span text:style-name="T197">）</text:span><text:span text:style-name="T7">）</text:span><text:span text:style-name="T87">。</text:span></text:p>
                        </text:list-item>
                      </text:list>
                    </text:list-item>
                    <text:list-item>
                      <text:p text:style-name="P41"><text:span text:style-name="T87">假定，該波 是 等腰</text:span><text:span text:style-name="T104">三角</text:span><text:span text:style-name="T6">波</text:span><text:span text:style-name="T87">。</text:span></text:p>
                      <text:list>
                        <text:list-item>
                          <text:p text:style-name="P42"><text:span text:style-name="T87">振幅</text:span><text:span text:style-name="T4"> = </text:span><text:span text:style-name="T87">宗速運動路徑長</text:span><text:span text:style-name="T4"> * </text:span><text:span text:style-name="T6">sin</text:span><text:span text:style-name="T65">θ</text:span><text:span text:style-name="T7"> / </text:span><text:span text:style-name="T35">2</text:span><text:span text:style-name="T4"> = </text:span><text:span text:style-name="T87">切線速</text:span><text:span text:style-name="T4">度 *（</text:span><text:span text:style-name="T7">T</text:span><text:span text:style-name="T5">秒</text:span><text:span text:style-name="T89">鐘</text:span><text:span text:style-name="T4">）* </text:span><text:span text:style-name="T6">sin</text:span><text:span text:style-name="T65">θ</text:span><text:span text:style-name="T7"> / </text:span><text:span text:style-name="T35">2</text:span><text:span text:style-name="T87">。</text:span></text:p>
                        </text:list-item>
                        <text:list-item>
                          <text:p text:style-name="P42"><text:span text:style-name="T4">前進距離 = </text:span><text:span text:style-name="T87">波長</text:span><text:span text:style-name="T4"> = </text:span><text:span text:style-name="T87">宗速運動路徑長</text:span><text:span text:style-name="T4"> * </text:span><text:span text:style-name="T34">co</text:span><text:span text:style-name="T6">s</text:span><text:span text:style-name="T65">θ</text:span><text:span text:style-name="T4"> = </text:span><text:span text:style-name="T87">切線速</text:span><text:span text:style-name="T4">度 *（</text:span><text:span text:style-name="T7">T</text:span><text:span text:style-name="T5">秒</text:span><text:span text:style-name="T89">鐘</text:span><text:span text:style-name="T4">）* </text:span><text:span text:style-name="T34">co</text:span><text:span text:style-name="T6">s</text:span><text:span text:style-name="T65">θ</text:span><text:span text:style-name="T87">。</text:span></text:p>
                          <text:list>
                            <text:list-item>
                              <text:p text:style-name="P42"><text:span text:style-name="T4">（平均</text:span><text:span text:style-name="T7">）</text:span><text:span text:style-name="T4">前進速度 =（前進距離</text:span><text:span text:style-name="T7"> /</text:span><text:span text:style-name="T4">（</text:span><text:span text:style-name="T7">T</text:span><text:span text:style-name="T5">秒</text:span><text:span text:style-name="T89">鐘</text:span><text:span text:style-name="T4">）</text:span><text:span text:style-name="T7">）</text:span><text:span text:style-name="T4">= </text:span><text:span text:style-name="T87">切線速</text:span><text:span text:style-name="T4">度 * </text:span><text:span text:style-name="T34">co</text:span><text:span text:style-name="T6">s</text:span><text:span text:style-name="T65">θ</text:span><text:span text:style-name="T87">。</text:span></text:p>
                            </text:list-item>
                          </text:list>
                        </text:list-item>
                        <text:list-item>
                          <text:p text:style-name="P43"><text:span text:style-name="T7">T</text:span><text:span text:style-name="T65">、θ</text:span><text:span text:style-name="T87">。</text:span></text:p>
                          <text:list>
                            <text:list-item>
                              <text:p text:style-name="P44"><text:span text:style-name="T87">假定，</text:span><text:span text:style-name="T45">90° </text:span><text:span text:style-name="T58">≥</text:span><text:span text:style-name="T45"> </text:span><text:span text:style-name="T34">θ</text:span><text:span text:style-name="T45"> </text:span><text:span text:style-name="T58">≥</text:span><text:span text:style-name="T45"> -90</text:span><text:span text:style-name="T84">°</text:span><text:span text:style-name="T7">。</text:span></text:p>
                            </text:list-item>
                            <text:list-item>
                              <text:p text:style-name="P45"><text:span text:style-name="T7">T</text:span><text:span text:style-name="T4"> 越</text:span><text:span text:style-name="T87">大</text:span><text:span text:style-name="T4"> →</text:span><text:span text:style-name="T40"> </text:span><text:span text:style-name="T87">宗速運動頻率</text:span><text:span text:style-name="T4"> 越小</text:span><text:span text:style-name="T87">。</text:span></text:p>
                            </text:list-item>
                            <text:list-item>
                              <text:p text:style-name="P46"><text:span text:style-name="T7">T</text:span><text:span text:style-name="T4"> 越</text:span><text:span text:style-name="T87">大</text:span><text:span text:style-name="T4"> →</text:span><text:span text:style-name="T40"> </text:span><text:span text:style-name="T87">宗速運動路徑長</text:span><text:span text:style-name="T4"> 越</text:span><text:span text:style-name="T87">大。</text:span></text:p>
                            </text:list-item>
                            <text:list-item>
                              <text:p text:style-name="P46"><text:span text:style-name="T79">|</text:span><text:span text:style-name="T65">θ</text:span><text:span text:style-name="T79">|</text:span><text:span text:style-name="T4">越大 →（平均</text:span><text:span text:style-name="T7">）</text:span><text:span text:style-name="T4">前進速度 越小。</text:span></text:p>
                            </text:list-item>
                            <text:list-item>
                              <text:p text:style-name="P47"><text:span text:style-name="T4">相同</text:span><text:span text:style-name="T87">的</text:span><text:span text:style-name="T65">θ</text:span><text:span text:style-name="T7">，T</text:span><text:span text:style-name="T4"> 越</text:span><text:span text:style-name="T87">大</text:span><text:span text:style-name="T4"> → </text:span><text:span text:style-name="T87">振幅、</text:span><text:span text:style-name="T4">前進距離 越</text:span><text:span text:style-name="T87">大</text:span><text:span text:style-name="T40">。</text:span></text:p>
                            </text:list-item>
                            <text:list-item>
                              <text:p text:style-name="P48"><text:span text:style-name="T4">相同</text:span><text:span text:style-name="T87">的 </text:span><text:span text:style-name="T7">T，</text:span><text:span text:style-name="T44">|</text:span><text:span text:style-name="T65">θ</text:span><text:span text:style-name="T81">|</text:span><text:span text:style-name="T4">越大 →</text:span><text:span text:style-name="T40"> </text:span><text:span text:style-name="T87">振幅</text:span><text:span text:style-name="T4"> 越</text:span><text:span text:style-name="T87">大</text:span><text:span text:style-name="T65">。</text:span></text:p>
                            </text:list-item>
                            <text:list-item>
                              <text:p text:style-name="P48"><text:span text:style-name="T4">相同</text:span><text:span text:style-name="T87">的 </text:span><text:span text:style-name="T7">T，</text:span><text:span text:style-name="T43">|</text:span><text:span text:style-name="T65">θ</text:span><text:span text:style-name="T80">|</text:span><text:span text:style-name="T4">越大 →</text:span><text:span text:style-name="T40"> </text:span><text:span text:style-name="T4">前進距離 越小</text:span><text:span text:style-name="T65">。</text:span></text:p>
                            </text:list-item>
                          </text:list>
                        </text:list-item>
                        <text:list-item>
                          <text:p text:style-name="P74">振幅、前進速度、宗速運動頻率。</text:p>
                          <text:list>
                            <text:list-item>
                              <text:p text:style-name="P12"><text:span text:style-name="T65">相同</text:span><text:span text:style-name="T207">的 </text:span><text:span text:style-name="T65">前進速度，振幅 越小</text:span><text:span text:style-name="T40"> </text:span><text:span text:style-name="T65">→</text:span><text:span text:style-name="T200"> </text:span><text:span text:style-name="T207">宗速運動</text:span><text:span text:style-name="T65">頻率 越大。</text:span></text:p>
                              <text:list>
                                <text:list-item>
                                  <text:p text:style-name="P49"><text:span text:style-name="T65">相同的 前進速度</text:span><text:span text:style-name="T4"> →</text:span><text:span text:style-name="T40"> </text:span><text:span text:style-name="T65">θ</text:span><text:span text:style-name="T4">相同</text:span><text:span text:style-name="T65">。</text:span></text:p>
                                </text:list-item>
                                <text:list-item>
                                  <text:p text:style-name="P50"><text:span text:style-name="T65">振幅 越小</text:span><text:span text:style-name="T4"> →</text:span><text:span text:style-name="T40"> </text:span><text:span text:style-name="T7">T</text:span><text:span text:style-name="T40"> </text:span><text:span text:style-name="T65">越小。</text:span></text:p>
                                </text:list-item>
                              </text:list>
                            </text:list-item>
                            <text:list-item>
                              <text:p text:style-name="P13"><text:span text:style-name="T106">相同</text:span><text:span text:style-name="T191">的 </text:span><text:span text:style-name="T192">宗速運動</text:span><text:span text:style-name="T93">頻率，</text:span><text:span text:style-name="T106">振幅 越大</text:span><text:span text:style-name="T40"> </text:span><text:span text:style-name="T65">→</text:span><text:span text:style-name="T40"> </text:span><text:span text:style-name="T65">前進速度</text:span><text:span text:style-name="T207">、</text:span><text:span text:style-name="T197">前進距離</text:span><text:span text:style-name="T4"> 越小</text:span><text:span text:style-name="T65">。</text:span></text:p>
                              <text:list>
                                <text:list-item>
                                  <text:p text:style-name="P51"><text:span text:style-name="T106">相同的 </text:span><text:span text:style-name="T93">宗速運動頻率</text:span><text:span text:style-name="T4"> →</text:span><text:span text:style-name="T40"> </text:span><text:span text:style-name="T7">T</text:span><text:span text:style-name="T40"> </text:span><text:span text:style-name="T4">相同</text:span><text:span text:style-name="T65">。</text:span></text:p>
                                </text:list-item>
                                <text:list-item>
                                  <text:p text:style-name="P51"><text:span text:style-name="T106">振幅 越大</text:span><text:span text:style-name="T4"> →</text:span><text:span text:style-name="T40"> </text:span><text:span text:style-name="T79">|</text:span><text:span text:style-name="T65">θ</text:span><text:span text:style-name="T79">|</text:span><text:span text:style-name="T4">越大</text:span><text:span text:style-name="T65">。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106">相同</text:span><text:span text:style-name="T191">的 </text:span><text:span text:style-name="T106">振幅</text:span><text:span text:style-name="T93">，</text:span><text:span text:style-name="T192">宗速運動</text:span><text:span text:style-name="T93">頻率</text:span><text:span text:style-name="T106"> 越大</text:span><text:span text:style-name="T40"> </text:span><text:span text:style-name="T65">→</text:span><text:span text:style-name="T40"> </text:span><text:span text:style-name="T65">前進速度</text:span><text:span text:style-name="T207">、</text:span><text:span text:style-name="T197">前進距離</text:span><text:span text:style-name="T4"> 越小</text:span><text:span text:style-name="T65">。</text:span></text:p>
                              <text:list>
                                <text:list-item>
                                  <text:p text:style-name="P52"><text:span text:style-name="T4">相同</text:span><text:span text:style-name="T67">的 </text:span><text:span text:style-name="T106">振幅</text:span><text:span text:style-name="T82">，</text:span><text:span text:style-name="T4">（</text:span><text:span text:style-name="T7">T</text:span><text:span text:style-name="T5">秒</text:span><text:span text:style-name="T83">鐘</text:span><text:span text:style-name="T4">）* </text:span><text:span text:style-name="T6">sin</text:span><text:span text:style-name="T65">θ</text:span><text:span text:style-name="T40"> </text:span><text:span text:style-name="T4">相同</text:span><text:span text:style-name="T65">。</text:span></text:p>
                                  <text:list>
                                    <text:list-item>
                                      <text:p text:style-name="P53"><text:span text:style-name="T7">T</text:span><text:span text:style-name="T40"> </text:span><text:span text:style-name="T65">越小</text:span><text:span text:style-name="T40"> </text:span><text:span text:style-name="T65">→</text:span><text:span text:style-name="T40"> </text:span><text:span text:style-name="T79">|</text:span><text:span text:style-name="T65">θ</text:span><text:span text:style-name="T79">|</text:span><text:span text:style-name="T106">越大</text:span><text:span text:style-name="T65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2"><text:span text:style-name="T93">宗速運動頻率</text:span><text:span text:style-name="T106"> 越大</text:span><text:span text:style-name="T40"> </text:span><text:span text:style-name="T65">→</text:span><text:span text:style-name="T40"> </text:span><text:span text:style-name="T7">T</text:span><text:span text:style-name="T40"> </text:span><text:span text:style-name="T65">越小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<text:span text:style-name="T23">第</text:span><text:span text:style-name="T41">1種坐標系、第2種坐標系</text:span><text:span text:style-name="T105">。</text:span></text:p>
                          <text:list>
                            <text:list-item>
                              <text:p text:style-name="P108"><text:span text:style-name="T41">第1種坐標系</text:span><text:span text:style-name="T105">。</text:span></text:p>
                              <text:list>
                                <text:list-item>
                                  <text:p text:style-name="P109"><text:span text:style-name="T96">星系</text:span><text:span text:style-name="T10">公轉</text:span><text:span text:style-name="T87">週期</text:span><text:span text:style-name="T4"> 越</text:span><text:span text:style-name="T87">大，</text:span><text:span text:style-name="T7">T</text:span><text:span text:style-name="T4"> 越</text:span><text:span text:style-name="T87">大</text:span><text:span text:style-name="T65">。</text:span></text:p>
                                </text:list-item>
                                <text:list-item>
                                  <text:p text:style-name="P110"><text:span text:style-name="T96">星系總質量</text:span><text:span text:style-name="T23"> 投影到（質量軸、</text:span><text:span text:style-name="T36">y</text:span><text:span text:style-name="T27">軸 的 平面）</text:span><text:span text:style-name="T103">的 </text:span><text:span text:style-name="T87">波峰</text:span><text:span text:style-name="T4"> 越</text:span><text:span text:style-name="T87">大，</text:span><text:span text:style-name="T65">θ</text:span><text:span text:style-name="T4"> 越大</text:span><text:span text:style-name="T65">。</text:span></text:p>
                                  <text:list>
                                    <text:list-item>
                                      <text:p text:style-name="P111"><text:span text:style-name="T72">x扭質量</text:span><text:span text:style-name="T65"> = 星系總質量</text:span><text:span text:style-name="T4"> * </text:span><text:span text:style-name="T38">x重心位置</text:span><text:span text:style-name="T65">。</text:span></text:p>
                                    </text:list-item>
                                    <text:list-item>
                                      <text:p text:style-name="P111"><text:span text:style-name="T65">y</text:span><text:span text:style-name="T72">扭質量</text:span><text:span text:style-name="T65"> = 星系總質量</text:span><text:span text:style-name="T4"> * </text:span><text:span text:style-name="T38">y重心位置</text:span><text:span text:style-name="T65">。</text:span></text:p>
                                    </text:list-item>
                                    <text:list-item>
                                      <text:p text:style-name="P119">假定，星系的（質量型）重心 在 坐標系零點。</text:p>
                                      <text:list>
                                        <text:list-item>
                                          <text:p text:style-name="P111"><text:span text:style-name="T72">x扭質量</text:span><text:span text:style-name="T65"> = </text:span><text:span text:style-name="T69">0</text:span><text:span text:style-name="T65">。</text:span></text:p>
                                        </text:list-item>
                                        <text:list-item>
                                          <text:p text:style-name="P111"><text:span text:style-name="T74">y</text:span><text:span text:style-name="T72">扭質量</text:span><text:span text:style-name="T65"> = </text:span><text:span text:style-name="T69">0</text:span><text:span text:style-name="T65">。</text:span></text:p>
                                        </text:list-item>
                                        <text:list-item>
                                          <text:p text:style-name="P118"><text:span text:style-name="T65">星系總質量（仍然）有機率 不等於 </text:span><text:span text:style-name="T63">0</text:span><text:span text:style-name="T65">。</text:span></text:p>
                                          <text:list>
                                            <text:list-item>
                                              <text:p text:style-name="P120">明顯例子，電中性。</text:p>
                                            </text:list-item>
                                            <text:list-item>
                                              <text:p text:style-name="P118"><text:span text:style-name="T65">明顯例子，正電 + 負電 </text:span><text:span text:style-name="T63">= 0，原子 仍然有機率 帶有 中子、電子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9">電磁波。</text:p>
                                  <text:list>
                                    <text:list-item>
                                      <text:p text:style-name="P112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37">。</text:span></text:p>
                                    </text:list-item>
                                    <text:list-item>
                                      <text:p text:style-name="P113"><text:span text:style-name="T37">電軸投影帶電量</text:span><text:span text:style-name="T33"> </text:span><text:span text:style-name="T60">↔</text:span><text:span text:style-name="T33"> </text:span><text:span text:style-name="T63">x</text:span><text:span text:style-name="T65">軸投影重心。</text:span></text:p>
                                    </text:list-item>
                                    <text:list-item>
                                      <text:p text:style-name="P114"><text:span text:style-name="T37">磁軸投影帶電量</text:span><text:span text:style-name="T33"> </text:span><text:span text:style-name="T60">↔</text:span><text:span text:style-name="T33"> </text:span><text:span text:style-name="T68">y</text:span><text:span text:style-name="T65">軸投影重心。</text:span></text:p>
                                    </text:list-item>
                                    <text:list-item>
                                      <text:p text:style-name="P115"><text:span text:style-name="T37">能量軸</text:span><text:span text:style-name="T33"> </text:span><text:span text:style-name="T60">↔</text:span><text:span text:style-name="T33"> </text:span><text:span text:style-name="T68">質量</text:span><text:span text:style-name="T65">軸。</text:span></text:p>
                                    </text:list-item>
                                    <text:list-item>
                                      <text:p text:style-name="P116"><text:span text:style-name="T72">電扭能量</text:span><text:span text:style-name="T65"> = </text:span><text:span text:style-name="T72">x扭質量</text:span><text:span text:style-name="T65">。</text:span></text:p>
                                      <text:list>
                                        <text:list-item>
                                          <text:p text:style-name="P116"><text:span text:style-name="T72">電扭能量 =</text:span><text:span text:style-name="T65">（</text:span><text:span text:style-name="T37">電軸投影帶電量</text:span><text:span text:style-name="T71">的值</text:span><text:span text:style-name="T65"> * </text:span><text:span text:style-name="T37">能量軸</text:span><text:span text:style-name="T71">的值）的 投影面積</text:span><text:span text:style-name="T72">。</text:span></text:p>
                                        </text:list-item>
                                        <text:list-item>
                                          <text:p text:style-name="P116"><text:span text:style-name="T72">x扭質量 =</text:span><text:span text:style-name="T65">（</text:span><text:span text:style-name="T63">x</text:span><text:span text:style-name="T65">軸投影重心</text:span><text:span text:style-name="T71">的值</text:span><text:span text:style-name="T65"> * </text:span><text:span text:style-name="T68">質量</text:span><text:span text:style-name="T65">軸</text:span><text:span text:style-name="T71">的值）的 投影面積</text:span><text:span text:style-name="T65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6"><text:span text:style-name="T72">磁扭能量</text:span><text:span text:style-name="T65"> = </text:span><text:span text:style-name="T73">y</text:span><text:span text:style-name="T72">扭質量</text:span><text:span text:style-name="T65">。</text:span></text:p>
                                      <text:list>
                                        <text:list-item>
                                          <text:p text:style-name="P116"><text:span text:style-name="T72">磁扭能量 =</text:span><text:span text:style-name="T65">（</text:span><text:span text:style-name="T72">磁</text:span><text:span text:style-name="T37">軸投影帶電量</text:span><text:span text:style-name="T71">的值</text:span><text:span text:style-name="T65"> * </text:span><text:span text:style-name="T37">能量軸</text:span><text:span text:style-name="T71">的值）的 投影面積</text:span><text:span text:style-name="T72">。</text:span></text:p>
                                        </text:list-item>
                                        <text:list-item>
                                          <text:p text:style-name="P116"><text:span text:style-name="T73">y</text:span><text:span text:style-name="T72">扭質量 =</text:span><text:span text:style-name="T65">（</text:span><text:span text:style-name="T73">y</text:span><text:span text:style-name="T65">軸投影重心</text:span><text:span text:style-name="T71">的值</text:span><text:span text:style-name="T65"> * </text:span><text:span text:style-name="T68">質量</text:span><text:span text:style-name="T65">軸</text:span><text:span text:style-name="T71">的值）的 投影面積</text:span><text:span text:style-name="T6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5"><text:span text:style-name="T41">第2種坐標系</text:span><text:span text:style-name="T105">。</text:span></text:p>
                              <text:list>
                                <text:list-item>
                                  <text:p text:style-name="P56"><text:span text:style-name="T96">星系</text:span><text:span text:style-name="T10">公轉</text:span><text:span text:style-name="T87">週期</text:span><text:span text:style-name="T4"> 越</text:span><text:span text:style-name="T87">大，</text:span><text:span text:style-name="T7">T</text:span><text:span text:style-name="T4"> 越</text:span><text:span text:style-name="T87">大</text:span><text:span text:style-name="T65">。</text:span></text:p>
                                </text:list-item>
                                <text:list-item>
                                  <text:p text:style-name="P56"><text:span text:style-name="T96">星系總質量</text:span><text:span text:style-name="T23"> 投影到 </text:span><text:span text:style-name="T36">動能</text:span><text:span text:style-name="T27">軸</text:span><text:span text:style-name="T103"> 的 </text:span><text:span text:style-name="T87">波峰</text:span><text:span text:style-name="T4"> 越</text:span><text:span text:style-name="T87">大，</text:span><text:span text:style-name="T65">θ</text:span><text:span text:style-name="T4"> 越大</text:span><text:span text:style-name="T65">。</text:span></text:p>
                                  <text:list>
                                    <text:list-item>
                                      <text:p text:style-name="P57"><text:span text:style-name="T65">位能軸</text:span><text:span text:style-name="T85">投影能量</text:span><text:span text:style-name="T65"> = </text:span><text:span text:style-name="T75">位能</text:span><text:span text:style-name="T65"> = 星系總能量</text:span><text:span text:style-name="T4"> * </text:span><text:span text:style-name="T2">cos</text:span><text:span text:style-name="T65">θ。</text:span></text:p>
                                    </text:list-item>
                                    <text:list-item>
                                      <text:p text:style-name="P57"><text:span text:style-name="T65">動能軸</text:span><text:span text:style-name="T85">投影能量</text:span><text:span text:style-name="T65"> = 動能 = 星系總能量</text:span><text:span text:style-name="T4"> * </text:span><text:span text:style-name="T6">sin</text:span><text:span text:style-name="T65">θ。</text:span></text:p>
                                      <text:list>
                                        <text:list-item>
                                          <text:p text:style-name="P117"><text:span text:style-name="T65">星系總能量</text:span><text:span text:style-name="T33"> </text:span><text:span text:style-name="T60">↔</text:span><text:span text:style-name="T33"> 極坐標系的 </text:span><text:span text:style-name="T39">r</text:span><text:span text:style-name="T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5">電磁波。</text:p>
                                  <text:list>
                                    <text:list-item>
                                      <text:p text:style-name="P58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37">。</text:span></text:p>
                                    </text:list-item>
                                    <text:list-item>
                                      <text:p text:style-name="P59"><text:span text:style-name="T37">電能軸</text:span><text:span text:style-name="T33"> </text:span><text:span text:style-name="T60">↔</text:span><text:span text:style-name="T33"> </text:span><text:span text:style-name="T67">位能</text:span><text:span text:style-name="T65">軸。</text:span></text:p>
                                    </text:list-item>
                                    <text:list-item>
                                      <text:p text:style-name="P59"><text:span text:style-name="T37">磁能軸</text:span><text:span text:style-name="T33"> </text:span><text:span text:style-name="T60">↔</text:span><text:span text:style-name="T33"> </text:span><text:span text:style-name="T68">動能</text:span><text:span text:style-name="T6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"><text:span text:style-name="T65">第</text:span><text:span text:style-name="T66">1種</text:span><text:span text:style-name="T2">坐標系</text:span><text:span text:style-name="T66">、第2種</text:span><text:span text:style-name="T2">坐標系</text:span><text:span text:style-name="T66"> 都有機率。</text:span></text:p>
                              <text:list>
                                <text:list-item>
                                  <text:p text:style-name="P60"><text:span text:style-name="T65">本書（暫時）採用 第</text:span><text:span text:style-name="T70">2</text:span><text:span text:style-name="T65">種</text:span><text:span text:style-name="T2">坐標系</text:span><text:span text:style-name="T65">。</text:span></text:p>
                                  <text:list>
                                    <text:list-item>
                                      <text:p text:style-name="P61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65">。</text:span></text:p>
                                    </text:list-item>
                                    <text:list-item>
                                      <text:p text:style-name="P62"><text:span text:style-name="T37">電能軸</text:span><text:span text:style-name="T33"> </text:span><text:span text:style-name="T60">↔</text:span><text:span text:style-name="T33"> </text:span><text:span text:style-name="T67">位能</text:span><text:span text:style-name="T65">軸。</text:span></text:p>
                                    </text:list-item>
                                    <text:list-item>
                                      <text:p text:style-name="P61"><text:span text:style-name="T37">磁能軸</text:span><text:span text:style-name="T33"> </text:span><text:span text:style-name="T60">↔</text:span><text:span text:style-name="T33"> </text:span><text:span text:style-name="T68">動能</text:span><text:span text:style-name="T6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<text:span text:style-name="T87">假定，該波 是 斜直線</text:span><text:span text:style-name="T65">。</text:span></text:p>
                      <text:list>
                        <text:list-item>
                          <text:p text:style-name="P63"><text:span text:style-name="T76">假定，d 是 無限趨近於0</text:span><text:span text:style-name="T65">。</text:span></text:p>
                        </text:list-item>
                        <text:list-item>
                          <text:p text:style-name="P64"><text:span text:style-name="T34">d前進速度</text:span><text:span text:style-name="T2"> = 宗速 * cos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65"><text:span text:style-name="T63">d前進距離 = d路徑長 * </text:span><text:span text:style-name="T2">cos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65"><text:span text:style-name="T63">d上升距離 = d路徑長 * sin</text:span><text:span text:style-name="T2">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76">d花費時間 = d路徑長 / 宗速。</text:p>
                          <text:list>
                            <text:list-item>
                              <text:p text:style-name="P76">d花費時間 = d前進距離 / d前進速度。</text:p>
                            </text:list-item>
                            <text:list-item>
                              <text:p text:style-name="P64"><text:span text:style-name="T77">d</text:span><text:span text:style-name="T63">前進距離 = d前進速度 * d花費時間。</text:span></text:p>
                            </text:list-item>
                            <text:list-item>
                              <text:p text:style-name="P66"><text:span text:style-name="T63">相同的 </text:span><text:span text:style-name="T78">d</text:span><text:span text:style-name="T63">花費時間，</text:span><text:span text:style-name="T78">d</text:span><text:span text:style-name="T63">前進速度 越高。</text:span></text:p>
                              <text:list>
                                <text:list-item>
                                  <text:p text:style-name="P66"><text:span text:style-name="T42">d</text:span><text:span text:style-name="T2">宗速方向</text:span><text:span text:style-name="T63">和前進方向之間的角度 越低。</text:span></text:p>
                                </text:list-item>
                                <text:list-item>
                                  <text:p text:style-name="P66"><text:span text:style-name="T78">d</text:span><text:span text:style-name="T63">前進距離 越高。</text:span></text:p>
                                </text:list-item>
                                <text:list-item>
                                  <text:p text:style-name="P66"><text:span text:style-name="T78">d</text:span><text:span text:style-name="T63">上升距離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宗速運動頻率 是<text:span text:style-name="T186"> 以（速度 是）</text:span>宗速<text:span text:style-name="T186">（的）運動（</text:span>波<text:span text:style-name="T186">）</text:span>的 頻率。</text:p>
                      <text:list>
                        <text:list-item>
                          <text:p text:style-name="P33">明顯例子，空氣<text:span text:style-name="T57">的 </text:span>宗速運動頻率 是 以（速度 是）音速（的）運動（波）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34">明顯例子，假定，第一個個體 直接蘊含 第二個個體。</text:p>
                  <text:list>
                    <text:list-item>
                      <text:p text:style-name="P34">第二個個體的 速度 是 宗速。</text:p>
                    </text:list-item>
                    <text:list-item>
                      <text:p text:style-name="P129">宗速 相依於，第一個個體的 材料特性。</text:p>
                    </text:list-item>
                    <text:list-item>
                      <text:p text:style-name="P26">明顯例子，假定，空間 是 第一個個體。</text:p>
                      <text:list>
                        <text:list-item>
                          <text:p text:style-name="P26">假定，空間 直接蘊含 第二個個體。</text:p>
                        </text:list-item>
                        <text:list-item>
                          <text:p text:style-name="P35">第二個個體的 宗速 是 光速。</text:p>
                        </text:list-item>
                        <text:list-item>
                          <text:p text:style-name="P36">明顯例子，假定，空間的 傳遞速<text:span text:style-name="T1">度</text:span>（材料特性）是 光速。</text:p>
                          <text:list>
                            <text:list-item>
                              <text:p text:style-name="P37">光、重力波 的 宗速 是 光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明顯例子，假定，空氣 是 第一個個體。</text:p>
                      <text:list>
                        <text:list-item>
                          <text:p text:style-name="P35">假定，空氣 直接蘊含 第二個個體。</text:p>
                        </text:list-item>
                        <text:list-item>
                          <text:p text:style-name="P35">第二個個體的 宗速 是 音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（其他文件的 後續內容）</text:p>
              <text:list>
                <text:list-item>
                  <text:p text:style-name="P122">（<text:span text:style-name="T116">能量、儲量</text:span><text:span text:style-name="T112"> 文件群的 </text:span><text:span text:style-name="T108">光電效應</text:span>）</text:p>
                  <text:list>
                    <text:list-item>
                      <text:p text:style-name="P80">光強 是 光（本身）蘊含的 宗量。</text:p>
                      <text:list>
                        <text:list-item>
                          <text:p text:style-name="P80">已知，光強 正比於 (光的能量)<text:span text:style-name="T62">2</text:span><text:span text:style-name="T180">。</text:span></text:p>
                        </text:list-item>
                        <text:list-item>
                          <text:p text:style-name="P82">光強、光電效應 無相關。</text:p>
                        </text:list-item>
                        <text:list-item>
                          <text:p text:style-name="P16"><text:span text:style-name="T86">相同</text:span><text:span text:style-name="T188">的 </text:span><text:span text:style-name="T86">前進</text:span><text:span text:style-name="T141">速</text:span><text:span text:style-name="T148">度</text:span><text:span text:style-name="T86">，</text:span><text:span text:style-name="T188">光的 </text:span><text:span text:style-name="T86">振幅 越小→</text:span><text:span text:style-name="T192">宗速運動</text:span><text:span text:style-name="T93">頻率 越高→</text:span><text:span text:style-name="T86">電磁核</text:span><text:span text:style-name="T188">群</text:span><text:span text:style-name="T86">的 吸引力 越大。</text:span></text:p>
                          <text:list>
                            <text:list-item>
                              <text:p text:style-name="P94"><text:span text:style-name="T86">→</text:span><text:span text:style-name="T94"> 電磁波的 能量 越強 →</text:span><text:span text:style-name="T95"> 電子 被撞出 金屬板的 機率 越高</text:span><text:span text:style-name="T94">。</text:span></text:p>
                            </text:list-item>
                            <text:list-item>
                              <text:p text:style-name="P95"><text:span text:style-name="T86">光 </text:span><text:span text:style-name="T96">公轉</text:span><text:span text:style-name="T86"> 電磁核群，電磁核群</text:span><text:span text:style-name="T96"> </text:span><text:span text:style-name="T86">前進。</text:span></text:p>
                              <text:list>
                                <text:list-item>
                                  <text:p text:style-name="P96"><text:span text:style-name="T86">電磁核（群</text:span><text:span text:style-name="T49">）</text:span><text:span text:style-name="T61">↔</text:span><text:span text:style-name="T52"> </text:span><text:span text:style-name="T96">太陽、</text:span><text:span text:style-name="T100">恆星</text:span><text:span text:style-name="T96">、</text:span><text:span text:style-name="T100">星</text:span><text:span text:style-name="T96">體（</text:span><text:span text:style-name="T86">群</text:span><text:span text:style-name="T96">）</text:span><text:span text:style-name="T94">。</text:span></text:p>
                                  <text:list>
                                    <text:list-item>
                                      <text:p text:style-name="P97"><text:span text:style-name="T100">星</text:span><text:span text:style-name="T96">體（</text:span><text:span text:style-name="T86">群</text:span><text:span text:style-name="T96">）</text:span><text:span text:style-name="T107">的 明顯例子，單星系統、雙星系統、三體系統、</text:span><text:span text:style-name="T46">N</text:span><text:span text:style-name="T107">體系統</text:span><text:span text:style-name="T9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98"><text:span text:style-name="T86">光</text:span><text:span text:style-name="T49"> </text:span><text:span text:style-name="T61">↔</text:span><text:span text:style-name="T52"> </text:span><text:span text:style-name="T182">地球、行星、</text:span><text:span text:style-name="T184">星</text:span><text:span text:style-name="T182">體（</text:span><text:span text:style-name="T181">群</text:span><text:span text:style-name="T182">）</text:span><text:span text:style-name="T94">。</text:span></text:p>
                                </text:list-item>
                                <text:list-item>
                                  <text:p text:style-name="P99"><text:span text:style-name="T93">宗速運動頻率 </text:span><text:span text:style-name="T142">越大</text:span><text:span text:style-name="T49"> </text:span><text:span text:style-name="T61">↔</text:span><text:span text:style-name="T52"> </text:span><text:span text:style-name="T182">太陽、</text:span><text:span text:style-name="T184">恆星</text:span><text:span text:style-name="T182">、</text:span><text:span text:style-name="T184">星</text:span><text:span text:style-name="T182">體 質量、萬有引力 越大</text:span><text:span text:style-name="T94">。</text:span></text:p>
                                </text:list-item>
                                <text:list-item>
                                  <text:p text:style-name="P99"><text:span text:style-name="T86">前進</text:span><text:span text:style-name="T141">速</text:span><text:span text:style-name="T148">度</text:span><text:span text:style-name="T142"> 越大</text:span><text:span text:style-name="T146"> </text:span><text:span text:style-name="T174">↔</text:span><text:span text:style-name="T147"> </text:span><text:span text:style-name="T140">太陽、</text:span><text:span text:style-name="T143">恆星</text:span><text:span text:style-name="T140">、</text:span><text:span text:style-name="T143">星</text:span><text:span text:style-name="T140">體 </text:span><text:span text:style-name="T138">前進</text:span><text:span text:style-name="T141">速</text:span><text:span text:style-name="T148">度</text:span><text:span text:style-name="T142"> 越大</text:span><text:span text:style-name="T94">。</text:span></text:p>
                                </text:list-item>
                                <text:list-item>
                                  <text:p text:style-name="P100"><text:span text:style-name="T94">光強 越大</text:span><text:span text:style-name="T49"> </text:span><text:span text:style-name="T61">↔</text:span><text:span text:style-name="T52"> </text:span><text:span text:style-name="T182">行星、</text:span><text:span text:style-name="T184">恆星</text:span><text:span text:style-name="T182">、</text:span><text:span text:style-name="T184">星</text:span><text:span text:style-name="T182">體 數量 越多</text:span><text:span text:style-name="T94">。</text:span></text:p>
                                </text:list-item>
                              </text:list>
                            </text:list-item>
                            <text:list-item>
                              <text:p text:style-name="P17"><text:span text:style-name="T141">假定，</text:span><text:span text:style-name="T138">電磁核</text:span><text:span text:style-name="T187">群 在</text:span><text:span text:style-name="T138">做 </text:span><text:span text:style-name="T141">直線</text:span><text:span text:style-name="T138">運動</text:span><text:span text:style-name="T86">。</text:span></text:p>
                              <text:list>
                                <text:list-item>
                                  <text:p text:style-name="P18"><text:span text:style-name="T86">光</text:span><text:span text:style-name="T188">、電磁波 在</text:span><text:span text:style-name="T86">做 螺旋線運動</text:span><text:span text:style-name="T94">。</text:span></text:p>
                                </text:list-item>
                                <text:list-item>
                                  <text:p text:style-name="P101"><text:span text:style-name="T86">明顯例子，</text:span><text:span text:style-name="T141">假定，</text:span><text:span text:style-name="T86">太陽</text:span><text:span text:style-name="T138"> 在做 </text:span><text:span text:style-name="T141">直線</text:span><text:span text:style-name="T138">運動</text:span><text:span text:style-name="T94">。</text:span></text:p>
                                  <text:list>
                                    <text:list-item>
                                      <text:p text:style-name="P101"><text:span text:style-name="T182">地球</text:span><text:span text:style-name="T181"> 在做 螺旋線運動</text:span><text:span text:style-name="T9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7"><text:span text:style-name="T86">相同的 </text:span><text:span text:style-name="T93">宗速運動頻率，</text:span><text:span text:style-name="T86">光的 振幅 越大 →</text:span><text:span text:style-name="T93"> </text:span><text:span text:style-name="T86">光的 </text:span><text:span text:style-name="T65">前進速度、</text:span><text:span text:style-name="T4">前進距離 越小</text:span><text:span text:style-name="T86">。</text:span></text:p>
                          <text:list>
                            <text:list-item>
                              <text:p text:style-name="P68"><text:span text:style-name="T93">→ </text:span><text:span text:style-name="T86">電磁核群的 </text:span><text:span text:style-name="T65">前進速度、</text:span><text:span text:style-name="T4">前進距離</text:span><text:span text:style-name="T86"> 越</text:span><text:span text:style-name="T4">小</text:span><text:span text:style-name="T8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已知，電磁波 在做 螺旋線運動。</text:p>
              <text:list>
                <text:list-item>
                  <text:p text:style-name="P84">已知，相同 振幅，電磁波的 宗速運動頻率 越高，電磁核群的 吸引力 越強，能量 越高。</text:p>
                  <text:list>
                    <text:list-item>
                      <text:p text:style-name="P85">電磁核群 越容易吸住 電子（脫離 金屬板）。</text:p>
                      <text:list>
                        <text:list-item>
                          <text:p text:style-name="P86">電磁核 <text:span text:style-name="T212">↔</text:span><text:span text:style-name="T211"> </text:span><text:span text:style-name="T149">小</text:span><text:span text:style-name="T211">型 鬆散的沙粉球</text:span>。</text:p>
                        </text:list-item>
                        <text:list-item>
                          <text:p text:style-name="P87">電子 <text:span text:style-name="T212">↔</text:span><text:span text:style-name="T211"> 大型 鬆散的沙粉球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4">能量 越高，（電磁波 進入的）電子的 速度 越高，電子的 速度 越容易 高於 逃逸速度。</text:p>
                  <text:list>
                    <text:list-item>
                      <text:p text:style-name="P84">電子 越容易 脫離 金屬板。</text:p>
                    </text:list-item>
                    <text:list-item>
                      <text:p text:style-name="P84">明顯例子，太陽光 照射 空氣。</text:p>
                      <text:list>
                        <text:list-item>
                          <text:p text:style-name="P88">空氣的 速度 提高，空氣的 速度 越容易 高於（離開 地球 所需的）逃逸速度。</text:p>
                        </text:list-item>
                        <text:list-item>
                          <text:p text:style-name="P88">空氣 越容易 脫離 地球。</text:p>
                        </text:list-item>
                      </text:list>
                    </text:list-item>
                    <text:list-item>
                      <text:p text:style-name="P84">明顯例子，力 推動 空氣。</text:p>
                      <text:list>
                        <text:list-item>
                          <text:p text:style-name="P88">空氣的 速度 提高，空氣的 速度 越容易 高於（離開 地球 所需的）逃逸速度。</text:p>
                        </text:list-item>
                        <text:list-item>
                          <text:p text:style-name="P88">空氣 越容易 脫離 地球。</text:p>
                        </text:list-item>
                      </text:list>
                    </text:list-item>
                  </text:list>
                </text:list-item>
                <text:list-item>
                  <text:p text:style-name="P88">明顯例子，在 失重 的 外太空。</text:p>
                  <text:list>
                    <text:list-item>
                      <text:p text:style-name="P102"><text:span text:style-name="T98">沙粉</text:span><text:span text:style-name="T96"> 聚集成 鬆散的沙粉球。</text:span></text:p>
                      <text:list>
                        <text:list-item>
                          <text:p text:style-name="P88">沙粉 是 一堆沙粒。</text:p>
                        </text:list-item>
                      </text:list>
                    </text:list-item>
                    <text:list-item>
                      <text:p text:style-name="P88">假定，某一特定沙粒（高速）衝向 沙粉球。</text:p>
                      <text:list>
                        <text:list-item>
                          <text:p text:style-name="P88">沙粒 有機率穿過 沙粉球。</text:p>
                          <text:list>
                            <text:list-item>
                              <text:p text:style-name="P88">沙粒、沙粉球 沒有 撞擊 現象。</text:p>
                              <text:list>
                                <text:list-item>
                                  <text:p text:style-name="P88">明顯例子，奧莫莫。</text:p>
                                </text:list-item>
                              </text:list>
                            </text:list-item>
                            <text:list-item>
                              <text:p text:style-name="P88">沙粒、沙粉 仍然有 交互作用。</text:p>
                              <text:list>
                                <text:list-item>
                                  <text:p text:style-name="P88">明顯例子，奧莫莫、地球 萬有引力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沙粒 有機率撞穿 沙粉球。</text:p>
                          <text:list>
                            <text:list-item>
                              <text:p text:style-name="P88">沙粒 沒有被 沙粉球 捕捉到。</text:p>
                            </text:list-item>
                            <text:list-item>
                              <text:p text:style-name="P88">（原本在 沙粉球 裡面的）幾個沙粒 有機率被撞出 沙粉球。</text:p>
                              <text:list>
                                <text:list-item>
                                  <text:p text:style-name="P88">該幾個沙粒 有機率脫離 沙粉球。</text:p>
                                </text:list-item>
                                <text:list-item>
                                  <text:p text:style-name="P88">該幾個沙粒 有機率變成 流浪沙粒。</text:p>
                                </text:list-item>
                                <text:list-item>
                                  <text:p text:style-name="P88">該幾個沙粒 有機率 被沙粒捕捉、繞著沙粒做公轉和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沙粒 有機率被 沙粉球 捕捉到，變成 沙粉球的 內在物質、其中一份子。</text:p>
                          <text:list>
                            <text:list-item>
                              <text:p text:style-name="P88">沙粒 有機率撞到 之後，被 <text:s/>捕捉到，變成 沙粉球的 內在物質、其中一份子。</text:p>
                            </text:list-item>
                            <text:list-item>
                              <text:p text:style-name="P88">沙粒 有機率沒有撞到 其他沙粒，被 沙粉球 捕捉到，變成 沙粉球的 內在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8">假定，沙粉球捕捉到沙粒、沙粒捕捉到沙粉球。</text:p>
                      <text:list>
                        <text:list-item>
                          <text:p text:style-name="P88">沙粒的 質量 越小，沙粉球捕捉到沙粒的 機率 越高。</text:p>
                        </text:list-item>
                        <text:list-item>
                          <text:p text:style-name="P88">沙粒的 質量 越大，沙粒捕捉到沙粉球的 機率 越高。</text:p>
                          <text:list>
                            <text:list-item>
                              <text:p text:style-name="P88">沙粉球 被 沙粒 拉著跑、推著跑。</text:p>
                              <text:list>
                                <text:list-item>
                                  <text:p text:style-name="P102"><text:span text:style-name="T96">拉著跑 →</text:span><text:span text:style-name="T97"> 被聚集、沙粉球繞著沙粒公轉和自轉、沙粉球跟著沙粒前進。</text:span></text:p>
                                </text:list-item>
                                <text:list-item>
                                  <text:p text:style-name="P102"><text:span text:style-name="T97">推著跑 → 被吹散、沙粉球被（部分、全部）打散。</text:span><text:span text:style-name="T128">（抽象例子，核分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光、電磁波 不是 一個 波、粒子。</text:p>
                      <text:list>
                        <text:list-item>
                          <text:p text:style-name="P21">光<text:span text:style-name="T186">、電磁波 </text:span>是<text:span text:style-name="T186"> </text:span>一群粒子。</text:p>
                          <text:list>
                            <text:list-item>
                              <text:p text:style-name="P88">光、電磁波是 一個（以上）粒子、一群粒子、一個宗態譜個體、一群宗態譜個體。</text:p>
                            </text:list-item>
                            <text:list-item>
                              <text:p text:style-name="P88">力 不是 波、粒子。</text:p>
                            </text:list-item>
                            <text:list-item>
                              <text:p text:style-name="P89">力（也）是 一群粒子。</text:p>
                              <text:list>
                                <text:list-item>
                                  <text:p text:style-name="P90">力、（人類 認定的）能量、物質 是 <text:span text:style-name="T185">一個粒子、</text:span>一群粒子。</text:p>
                                  <text:list>
                                    <text:list-item>
                                      <text:p text:style-name="P92"><text:span text:style-name="T55">&lt;?</text:span><text:span text:style-name="T56">a&gt;個體</text:span><text:span text:style-name="T185"> 是 一個粒子、一群粒子</text:span><text:span text:style-name="T56">。</text:span></text:p>
                                    </text:list-item>
                                    <text:list-item>
                                      <text:p text:style-name="P92"><text:span text:style-name="T150">第</text:span><text:span text:style-name="T151">a層級</text:span><text:span text:style-name="T185">宗態譜個體 是 一個粒子、一群粒子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88">能量、物質、空間 是（一個、一群 宗速運動頻率 組成的）宗態譜個體。</text:p>
                                  <text:list>
                                    <text:list-item>
                                      <text:p text:style-name="P124"><text:span text:style-name="T96">（宗態譜 的 相關描述在 能量、儲量 文件群的 </text:span><text:span text:style-name="T110">宗態</text:span><text:span text:style-name="T96">、</text:span><text:span text:style-name="T110">宗態譜</text:span><text:span text:style-name="T96">）</text:span></text:p>
                                    </text:list-item>
                                    <text:list-item>
                                      <text:p text:style-name="P88">組成 是 包覆、蘊含、擁有、宗疊。</text:p>
                                    </text:list-item>
                                    <text:list-item>
                                      <text:p text:style-name="P102"><text:span text:style-name="T96">宗速運動頻率</text:span><text:span text:style-name="T49"> </text:span><text:span text:style-name="T61">↔</text:span><text:span text:style-name="T52"> 太陽系的 公轉頻率</text:span><text:span text:style-name="T96">。</text:span></text:p>
                                      <text:list>
                                        <text:list-item>
                                          <text:p text:style-name="P125">（後面有提到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">一群粒子 形成<text:span text:style-name="T186">（人類 認定的）</text:span>波粒二象性。</text:p>
                          <text:list>
                            <text:list-item>
                              <text:p text:style-name="P88">已知，波粒二象性 不是 同時出現 波、粒子 兩種 特徵、特性、性質。</text:p>
                            </text:list-item>
                            <text:list-item>
                              <text:p text:style-name="P88">已知，波粒二象性 是 有時出現波的特徵、有時出現粒子的特徵。</text:p>
                              <text:list>
                                <text:list-item>
                                  <text:p text:style-name="P103"><text:span text:style-name="T96">明顯例子，液態水 有時形成</text:span><text:span text:style-name="T23">河水、有時聚集成</text:span><text:span text:style-name="T96">雨水。</text:span></text:p>
                                </text:list-item>
                                <text:list-item>
                                  <text:p text:style-name="P102"><text:span text:style-name="T96">明顯例子，鳥群 有時聚在一起飛行</text:span><text:span text:style-name="T23">舞動、有時V字形飛行</text:span><text:span text:style-name="T96">。</text:span></text:p>
                                  <text:list>
                                    <text:list-item>
                                      <text:p text:style-name="P102"><text:span text:style-name="T96">鳥群 有機率做出，看起來像 聚在一起飛行</text:span><text:span text:style-name="T23">舞動的 V字形飛行。</text:span></text:p>
                                    </text:list-item>
                                    <text:list-item>
                                      <text:p text:style-name="P102"><text:span text:style-name="T96">某一特定個體 有機率，把 鳥群 視為 一隻鳥</text:span><text:span text:style-name="T99">。</text:span></text:p>
                                      <text:list>
                                        <text:list-item>
                                          <text:p text:style-name="P88">該個體 有機率認定，鳥群 是 一個 結實個體、無法再被細分的個體。</text:p>
                                        </text:list-item>
                                        <text:list-item>
                                          <text:p text:style-name="P93">明顯例子。</text:p>
                                          <text:list>
                                            <text:list-item>
                                              <text:p text:style-name="P102"><text:span text:style-name="T100">該個體 有機率，把 太陽系 視為 一顆恆星</text:span><text:span text:style-name="T96">。</text:span></text:p>
                                            </text:list-item>
                                            <text:list-item>
                                              <text:p text:style-name="P88">該個體 有機率認定，太陽系 是 一顆太陽。</text:p>
                                            </text:list-item>
                                            <text:list-item>
                                              <text:p text:style-name="P88">該個體 有機率認定，太陽系 等於 太陽。</text:p>
                                            </text:list-item>
                                            <text:list-item>
                                              <text:p text:style-name="P88">該個體 有機率認定，太陽系的 質量 等於 太陽的 質量。</text:p>
                                            </text:list-item>
                                            <text:list-item>
                                              <text:p text:style-name="P88">該個體 有機率認定，太陽系 不存在 行星、衛星、彗星、小行星。</text:p>
                                            </text:list-item>
                                            <text:list-item>
                                              <text:p text:style-name="P102"><text:span text:style-name="T100">該個體 有機率認定，太陽系</text:span><text:span text:style-name="T96"> 是 一個 結實個體。</text:span></text:p>
                                            </text:list-item>
                                            <text:list-item>
                                              <text:p text:style-name="P88">該個體 有機率不知道，太陽系 可以 再細分出 太陽、地球、月球。</text:p>
                                            </text:list-item>
                                            <text:list-item>
                                              <text:p text:style-name="P88">該個體 有機率不知道，地球 在 公轉、自轉。</text:p>
                                            </text:list-item>
                                            <text:list-item>
                                              <text:p text:style-name="P88">該個體 有機率不知道，地球 有機率 脫離太陽系、進入其他星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3">明顯例子。</text:p>
                                          <text:list>
                                            <text:list-item>
                                              <text:p text:style-name="P102"><text:span text:style-name="T100">該個體 有機率，把 某一特定星系 視為 一顆恆星</text:span><text:span text:style-name="T96">。</text:span></text:p>
                                            </text:list-item>
                                            <text:list-item>
                                              <text:p text:style-name="P88">該個體 有機率認定，該星系 是 一顆恆星。</text:p>
                                            </text:list-item>
                                            <text:list-item>
                                              <text:p text:style-name="P88">該個體 有機率認定，該陽系 等於 一顆恆星。</text:p>
                                            </text:list-item>
                                            <text:list-item>
                                              <text:p text:style-name="P88">該個體 有機率認定，該星系（只）有 一顆恆星。</text:p>
                                            </text:list-item>
                                            <text:list-item>
                                              <text:p text:style-name="P102"><text:span text:style-name="T96">該個體 有機率不知道，該星系 有機率有</text:span><text:span text:style-name="T23"> 某一特定伴星系</text:span><text:span text:style-name="T96">。</text:span></text:p>
                                            </text:list-item>
                                            <text:list-item>
                                              <text:p text:style-name="P102"><text:span text:style-name="T96">該個體 有機率不知道，該星系 有機率有</text:span><text:span text:style-name="T23"> </text:span><text:span text:style-name="T24">1</text:span><text:span text:style-name="T23">顆恆</text:span><text:span text:style-name="T96">星（以上）。</text:span></text:p>
                                            </text:list-item>
                                            <text:list-item>
                                              <text:p text:style-name="P102"><text:span text:style-name="T96">該個體 有機率不知道，該星系 有機率有</text:span><text:span text:style-name="T23"> </text:span><text:span text:style-name="T24">n體問題</text:span><text:span text:style-name="T96">。</text:span></text:p>
                                            </text:list-item>
                                            <text:list-item>
                                              <text:p text:style-name="P102"><text:span text:style-name="T96">該個體 有機率不知道，該星系 有機率有</text:span><text:span text:style-name="T23"> 某一特定</text:span><text:span text:style-name="T24">黑洞</text:span><text:span text:style-name="T96">。</text:span></text:p>
                                            </text:list-item>
                                            <text:list-item>
                                              <text:p text:style-name="P102"><text:span text:style-name="T96">該個體 有機率不知道，該星系</text:span><text:span text:style-name="T24">、其他星系 有機率 碰撞、合併</text:span><text:span text:style-name="T9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2"><text:span text:style-name="T96">該個體 有機率認定，這隻鳥 有（飛行舞動）（</text:span><text:span text:style-name="T23">V</text:span><text:span text:style-name="T96">字形飛行）二象性。</text:span></text:p>
                                    </text:list-item>
                                    <text:list-item>
                                      <text:p text:style-name="P88">該個體 有機率認定，鳥群 不能再分割、不能再細分。</text:p>
                                    </text:list-item>
                                    <text:list-item>
                                      <text:p text:style-name="P93">該個體 有機率認定，鳥群 是 一隻 鳥類個體。</text:p>
                                    </text:list-item>
                                    <text:list-item>
                                      <text:p text:style-name="P102"><text:span text:style-name="T96">該個體 有機率不知道，鳥群 是由</text:span><text:span text:style-name="T23"> </text:span><text:span text:style-name="T25">n隻 </text:span><text:span text:style-name="T100">鳥類個體 組成。</text:span></text:p>
                                    </text:list-item>
                                    <text:list-item>
                                      <text:p text:style-name="P102"><text:span text:style-name="T100">該個體 有機率認定，</text:span><text:span text:style-name="T101">不同鳥群 都是 同一個鳥類物種的（鳥類）個體</text:span><text:span text:style-name="T100">。</text:span></text:p>
                                      <text:list>
                                        <text:list-item>
                                          <text:p text:style-name="P93">明顯例子，該個體 有機率認定，太陽系、仙女星系 都是 一顆白矮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3">該個體 有機率認定，鳥群是由 同一種、只有一種 鳥類，的個體群 組成。</text:p>
                                    </text:list-item>
                                    <text:list-item>
                                      <text:p text:style-name="P102"><text:span text:style-name="T96">該個體 有機率不知道，不同</text:span><text:span text:style-name="T25"> </text:span><text:span text:style-name="T100">鳥類個體 有 不同 大小、特徵、特性。</text:span></text:p>
                                    </text:list-item>
                                    <text:list-item>
                                      <text:p text:style-name="P102"><text:span text:style-name="T96">該個體 有機率不知道，不同</text:span><text:span text:style-name="T25"> </text:span><text:span text:style-name="T100">鳥類 有 不同 大小、特徵、特性。</text:span></text:p>
                                    </text:list-item>
                                    <text:list-item>
                                      <text:p text:style-name="P102"><text:span text:style-name="T96">該個體 有機率不知道，物種</text:span><text:span text:style-name="T100"> 有 鳥類、魚類、人類。</text:span></text:p>
                                    </text:list-item>
                                    <text:list-item>
                                      <text:p text:style-name="P126">該個體 有機率不知道，物種 有 碳基生命物種、矽基生命物種。</text:p>
                                    </text:list-item>
                                    <text:list-item>
                                      <text:p text:style-name="P126">該個體 有機率不知道，物種 有 原生物種、亞種原生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8">波的 特性。</text:p>
                              <text:list>
                                <text:list-item>
                                  <text:p text:style-name="P88">明顯例子，鳥群 聚在一起 飛行舞動，形成 波的 特性。</text:p>
                                </text:list-item>
                                <text:list-item>
                                  <text:p text:style-name="P88">明顯例子，魚群 聚在一起 游泳舞動，形成 波的 特性。</text:p>
                                </text:list-item>
                                <text:list-item>
                                  <text:p text:style-name="P88">明顯例子，腳踏車競賽，選手群 聚在一起 前進，形成 波的 特性。</text:p>
                                </text:list-item>
                              </text:list>
                            </text:list-item>
                            <text:list-item>
                              <text:p text:style-name="P88">粒子的 特性。</text:p>
                              <text:list>
                                <text:list-item>
                                  <text:p text:style-name="P102"><text:span text:style-name="T96">明顯例子，候鳥</text:span><text:span text:style-name="T23"> V字</text:span><text:span text:style-name="T96">形 飛行，形成 粒子的 特性。</text:span></text:p>
                                </text:list-item>
                                <text:list-item>
                                  <text:p text:style-name="P88">明顯例子，小魚 魚貫形 前進，形成 粒子的 特性。</text:p>
                                </text:list-item>
                                <text:list-item>
                                  <text:p text:style-name="P102"><text:span text:style-name="T96">明顯例子，腳踏車競賽，</text:span><text:span text:style-name="T182">破風者、</text:span><text:span text:style-name="T96">追風者 一字形 前進，形成 粒子的 特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93">沙粒</text:span><text:span text:style-name="T204"> </text:span><text:span text:style-name="T208">↔</text:span><text:span text:style-name="T205"> </text:span><text:span text:style-name="T52">電磁波</text:span><text:span text:style-name="T49"> </text:span><text:span text:style-name="T61">↔</text:span><text:span text:style-name="T52"> 太陽系</text:span><text:span text:style-name="T96">。</text:span></text:p>
                      <text:list>
                        <text:list-item>
                          <text:p text:style-name="P102"><text:span text:style-name="T96">沙粒</text:span><text:span text:style-name="T49"> </text:span><text:span text:style-name="T61">↔</text:span><text:span text:style-name="T52"> 電磁波</text:span><text:span text:style-name="T49"> </text:span><text:span text:style-name="T61">↔</text:span><text:span text:style-name="T52"> 太陽系</text:span><text:span text:style-name="T96">。</text:span></text:p>
                          <text:list>
                            <text:list-item>
                              <text:p text:style-name="P102"><text:span text:style-name="T96">沙粒</text:span><text:span text:style-name="T49"> </text:span><text:span text:style-name="T61">↔</text:span><text:span text:style-name="T52"> &lt;?</text:span><text:span text:style-name="T53">a&gt;個體、第a層級宗態譜個體</text:span><text:span text:style-name="T49"> </text:span><text:span text:style-name="T61">↔</text:span><text:span text:style-name="T52"> 太陽系</text:span><text:span text:style-name="T96">。</text:span></text:p>
                            </text:list-item>
                            <text:list-item>
                              <text:p text:style-name="P102"><text:span text:style-name="T96">電磁波</text:span><text:span text:style-name="T49"> </text:span><text:span text:style-name="T61">↔</text:span><text:span text:style-name="T52"> 星系、</text:span><text:span text:style-name="T96">星系結構。</text:span></text:p>
                            </text:list-item>
                          </text:list>
                        </text:list-item>
                        <text:list-item>
                          <text:p text:style-name="P102"><text:span text:style-name="T96">沙粉球</text:span><text:span text:style-name="T49"> </text:span><text:span text:style-name="T61">↔</text:span><text:span text:style-name="T52"> 電子、金屬板、（人類 認定的）能量、物質</text:span><text:span text:style-name="T49"> </text:span><text:span text:style-name="T61">↔</text:span><text:span text:style-name="T52"> 其他星系</text:span><text:span text:style-name="T96">。</text:span></text:p>
                          <text:list>
                            <text:list-item>
                              <text:p text:style-name="P102"><text:span text:style-name="T96">沙粉球</text:span><text:span text:style-name="T49"> </text:span><text:span text:style-name="T61">↔</text:span><text:span text:style-name="T52"> &lt;?</text:span><text:span text:style-name="T54">b</text:span><text:span text:style-name="T53">&gt;個體、第</text:span><text:span text:style-name="T54">b</text:span><text:span text:style-name="T53">層級宗態譜個體</text:span><text:span text:style-name="T49"> </text:span><text:span text:style-name="T61">↔</text:span><text:span text:style-name="T52"> 其他星系</text:span><text:span text:style-name="T96">。</text:span><text:span text:style-name="T121">（</text:span><text:span text:style-name="T130">a</text:span><text:span text:style-name="T122">n </text:span><text:span text:style-name="T123">≥</text:span><text:span text:style-name="T124"> a、b </text:span><text:span text:style-name="T123">≥</text:span><text:span text:style-name="T124"> </text:span><text:span text:style-name="T131">a</text:span><text:span text:style-name="T124">u</text:span><text:span text:style-name="T129">）</text:span></text:p>
                            </text:list-item>
                          </text:list>
                        </text:list-item>
                        <text:list-item>
                          <text:p text:style-name="P102"><text:span text:style-name="T96">沙粒、沙粉球 的 質量</text:span><text:span text:style-name="T49"> </text:span><text:span text:style-name="T61">↔</text:span><text:span text:style-name="T52"> 電磁核群、電子的 帶電量</text:span><text:span text:style-name="T49"> </text:span><text:span text:style-name="T61">↔</text:span><text:span text:style-name="T52"> 太陽系、其他星系的 質量</text:span><text:span text:style-name="T96">。</text:span></text:p>
                        </text:list-item>
                        <text:list-item>
                          <text:p text:style-name="P102"><text:span text:style-name="T96">沙粒熱輻射的 變化</text:span><text:span text:style-name="T49"> </text:span><text:span text:style-name="T61">↔</text:span><text:span text:style-name="T52"> 電磁核群的 振幅變化</text:span><text:span text:style-name="T49"> </text:span><text:span text:style-name="T61">↔</text:span><text:span text:style-name="T52"> 太陽風的 週期變化</text:span><text:span text:style-name="T96">。</text:span></text:p>
                        </text:list-item>
                        <text:list-item>
                          <text:p text:style-name="P102"><text:span text:style-name="T96">沙粒、沙粉球 的 公轉頻率</text:span><text:span text:style-name="T49"> </text:span><text:span text:style-name="T61">↔</text:span><text:span text:style-name="T52"> 電磁波的 宗速運動頻率</text:span><text:span text:style-name="T49"> </text:span><text:span text:style-name="T61">↔</text:span><text:span text:style-name="T52"> 太陽系的 公轉頻率</text:span><text:span text:style-name="T96">。</text:span></text:p>
                          <text:list>
                            <text:list-item>
                              <text:p text:style-name="P88">太陽系的 公轉頻率 不是 地球的 公轉頻率。</text:p>
                            </text:list-item>
                            <text:list-item>
                              <text:p text:style-name="P102"><text:span text:style-name="T96">太陽系的 公轉頻率 是 太陽系 完成一個公轉週期的 頻率、</text:span><text:span text:style-name="T23">（</text:span><text:span text:style-name="T26">所需時</text:span><text:span text:style-name="T102">間的倒數</text:span><text:span text:style-name="T96">）。</text:span></text:p>
                            </text:list-item>
                            <text:list-item>
                              <text:p text:style-name="P102"><text:span text:style-name="T52">電磁波的 宗速運動頻率</text:span><text:span text:style-name="T182"> 是 電磁波 完成一個公轉週期的 頻率</text:span><text:span text:style-name="T96">。</text:span></text:p>
                              <text:list>
                                <text:list-item>
                                  <text:p text:style-name="P88">電磁波的 波形 有機率不是 完美的 弦波。</text:p>
                                </text:list-item>
                                <text:list-item>
                                  <text:p text:style-name="P88">電磁波的 波形 有機率是 某一特定曲線。</text:p>
                                  <text:list>
                                    <text:list-item>
                                      <text:p text:style-name="P102"><text:span text:style-name="T96">電磁波的 波形</text:span><text:span text:style-name="T49"> </text:span><text:span text:style-name="T61">↔</text:span><text:span text:style-name="T52"> </text:span><text:span text:style-name="T96">太陽系（</text:span><text:span text:style-name="T182">一個公轉週期）</text:span><text:span text:style-name="T96">的 總質量變化曲線。</text:span></text:p>
                                      <text:list>
                                        <text:list-item>
                                          <text:p text:style-name="P102"><text:span text:style-name="T96">電磁波的 電波形</text:span><text:span text:style-name="T49"> </text:span><text:span text:style-name="T61">↔</text:span><text:span text:style-name="T52"> </text:span><text:span text:style-name="T96">太陽系的 總質量</text:span><text:span text:style-name="T23"> 投影到 </text:span><text:span text:style-name="T27">x軸</text:span><text:span text:style-name="T103"> 的 </text:span><text:span text:style-name="T96">變化曲線。</text:span></text:p>
                                        </text:list-item>
                                        <text:list-item>
                                          <text:p text:style-name="P102"><text:span text:style-name="T96">電磁波的 磁波形</text:span><text:span text:style-name="T49"> </text:span><text:span text:style-name="T61">↔</text:span><text:span text:style-name="T52"> </text:span><text:span text:style-name="T96">太陽系的 總質量</text:span><text:span text:style-name="T23"> 投影到 </text:span><text:span text:style-name="T28">y</text:span><text:span text:style-name="T27">軸</text:span><text:span text:style-name="T103"> 的 </text:span><text:span text:style-name="T96">變化曲線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8">明顯例子，太陽系的 總質量變化曲線 不是 完美的 弦波。</text:p>
                                      <text:list>
                                        <text:list-item>
                                          <text:p text:style-name="P88">太陽系的 總質量變化曲線 是 某一特定曲線。</text:p>
                                        </text:list-item>
                                        <text:list-item>
                                          <text:p text:style-name="P88">明顯例子，地球、水星 的 公轉 沒有同步、沒有共振。</text:p>
                                          <text:list>
                                            <text:list-item>
                                              <text:p text:style-name="P88">太陽系的 總質量變化曲線 不會形成、無法形成 完美的 弦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2"><text:span text:style-name="T139">宗速運動頻率 越高</text:span><text:span text:style-name="T146"> </text:span><text:span text:style-name="T174">↔</text:span><text:span text:style-name="T147"> </text:span><text:span text:style-name="T140">公轉頻率 越高</text:span><text:span text:style-name="T146"> </text:span><text:span text:style-name="T174">↔</text:span><text:span text:style-name="T147"> </text:span><text:span text:style-name="T140">太陽系的 動能 越高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8">電磁波的 最大電振幅、最大磁振幅 越大，整體帶電量 越大。</text:p>
                              <text:list>
                                <text:list-item>
                                  <text:p text:style-name="P102"><text:span text:style-name="T96">整體帶電量、 最大電振幅、最大磁振幅</text:span><text:span text:style-name="T27"> 之間的 關係，跟 電磁坐標系 有關</text:span><text:span text:style-name="T96">。</text:span></text:p>
                                </text:list-item>
                                <text:list-item>
                                  <text:p text:style-name="P102"><text:span text:style-name="T96">太陽系的 最大（總質量</text:span><text:span text:style-name="T23"> 投影到 </text:span><text:span text:style-name="T27">x軸 的）</text:span><text:span text:style-name="T29">x軸投影</text:span><text:span text:style-name="T27">質量 越大，總質量 越大</text:span><text:span text:style-name="T96">。</text:span></text:p>
                                </text:list-item>
                                <text:list-item>
                                  <text:p text:style-name="P102"><text:span text:style-name="T96">太陽系的 最大（總質量</text:span><text:span text:style-name="T23"> 投影到 </text:span><text:span text:style-name="T30">y</text:span><text:span text:style-name="T27">軸 的）</text:span><text:span text:style-name="T29">y軸投影</text:span><text:span text:style-name="T27">質量 越大，總質量 越大</text:span><text:span text:style-name="T96">。</text:span></text:p>
                                  <text:list>
                                    <text:list-item>
                                      <text:p text:style-name="P102"><text:span text:style-name="T96">總質量、</text:span><text:span text:style-name="T29">x軸投影</text:span><text:span text:style-name="T27">質量、</text:span><text:span text:style-name="T31">y</text:span><text:span text:style-name="T29">軸投影</text:span><text:span text:style-name="T27">質量 之間的 關係，跟 </text:span><text:span text:style-name="T32">xy</text:span><text:span text:style-name="T27">坐標系 有關</text:span><text:span text:style-name="T9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2"><text:span text:style-name="T96">假定，該沙子 做 直線運動</text:span><text:span text:style-name="T49"> </text:span><text:span text:style-name="T61">↔</text:span><text:span text:style-name="T52"> 電磁核群</text:span><text:span text:style-name="T49"> </text:span><text:span text:style-name="T61">↔</text:span><text:span text:style-name="T52"> 太陽 做 直線運動</text:span><text:span text:style-name="T96">。</text:span><text:span text:style-name="T134">（前進方向 是 太陽的 前進方向）</text:span></text:p>
                              <text:list>
                                <text:list-item>
                                  <text:p text:style-name="P102"><text:span text:style-name="T49">沙群 做 螺旋線運動 </text:span><text:span text:style-name="T61">↔</text:span><text:span text:style-name="T52"> 電磁波 做 螺旋線運動</text:span><text:span text:style-name="T49"> </text:span><text:span text:style-name="T61">↔</text:span><text:span text:style-name="T52"> 太陽系 做 螺旋線運動</text:span><text:span text:style-name="T96">。</text:span></text:p>
                                  <text:list>
                                    <text:list-item>
                                      <text:p text:style-name="P102"><text:span text:style-name="T52">太陽系 做 螺旋線運動 是（繞著 太陽 公轉 的）行星 做 螺旋線運動</text:span><text:span text:style-name="T96">。</text:span></text:p>
                                    </text:list-item>
                                    <text:list-item>
                                      <text:p text:style-name="P102"><text:span text:style-name="T52">太陽系做螺旋線運動是</text:span><text:span text:style-name="T51">(</text:span><text:span text:style-name="T52">前進方向、公轉平面有夾角的</text:span><text:span text:style-name="T51">)</text:span><text:span text:style-name="T52">行星做螺旋線運動</text:span><text:span text:style-name="T9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2"><text:span text:style-name="T52">電磁波 </text:span><text:span text:style-name="T182">有機率形成</text:span><text:span text:style-name="T52"> 星系</text:span><text:span text:style-name="T115">型光痕</text:span><text:span text:style-name="T96">。</text:span></text:p>
                                  <text:list>
                                    <text:list-item>
                                      <text:p text:style-name="P102"><text:span text:style-name="T52">星系</text:span><text:span text:style-name="T115">型光痕</text:span><text:span text:style-name="T52"> 是</text:span><text:span text:style-name="T49">，</text:span><text:span text:style-name="T52">電磁波的 </text:span><text:span text:style-name="T182">內在物質</text:span><text:span text:style-name="T52"> </text:span><text:span text:style-name="T182">形成</text:span><text:span text:style-name="T52">的 </text:span><text:span text:style-name="T115">光痕</text:span><text:span text:style-name="T52">。</text:span></text:p>
                                      <text:list>
                                        <text:list-item>
                                          <text:p text:style-name="P102"><text:span text:style-name="T52">星系</text:span><text:span text:style-name="T115">型光痕</text:span><text:span text:style-name="T52"> 是 電磁波的 </text:span><text:span text:style-name="T182">內在物質</text:span><text:span text:style-name="T52"> </text:span><text:span text:style-name="T182">形成</text:span><text:span text:style-name="T52">的 </text:span><text:span text:style-name="T115">道路型光痕</text:span><text:span text:style-name="T182">、</text:span><text:span text:style-name="T115">擾動型光痕</text:span><text:span text:style-name="T52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2"><text:span text:style-name="T52">星系</text:span><text:span text:style-name="T115">型光痕</text:span><text:span text:style-name="T52">。</text:span></text:p>
                                      <text:list>
                                        <text:list-item>
                                          <text:p text:style-name="P102"><text:span text:style-name="T52">星系</text:span><text:span text:style-name="T115">型道路型光痕</text:span><text:span text:style-name="T96">。</text:span></text:p>
                                        </text:list-item>
                                        <text:list-item>
                                          <text:p text:style-name="P102"><text:span text:style-name="T52">星系</text:span><text:span text:style-name="T115">型擾動型光痕</text:span><text:span text:style-name="T9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2"><text:span text:style-name="T52">電磁波 </text:span><text:span text:style-name="T182">有機率被撞</text:span><text:span text:style-name="T183">散</text:span><text:span text:style-name="T96">。</text:span></text:p>
                                      <text:list>
                                        <text:list-item>
                                          <text:p text:style-name="P102"><text:span text:style-name="T52">電磁核群 </text:span><text:span text:style-name="T182">有機率被撞</text:span><text:span text:style-name="T183">散、</text:span><text:span text:style-name="T182">有機率爆炸</text:span><text:span text:style-name="T96">。</text:span></text:p>
                                        </text:list-item>
                                        <text:list-item>
                                          <text:p text:style-name="P102"><text:span text:style-name="T182">被撞</text:span><text:span text:style-name="T183">散、</text:span><text:span text:style-name="T182">爆炸</text:span><text:span text:style-name="T50"> 之後</text:span><text:span text:style-name="T49"> </text:span><text:span text:style-name="T182">有機率形成</text:span><text:span text:style-name="T49">，</text:span><text:span text:style-name="T115">道路型光痕、擾動型光痕</text:span><text:span text:style-name="T96">。</text:span></text:p>
                                          <text:list>
                                            <text:list-item>
                                              <text:p text:style-name="P69"><text:span text:style-name="T96">被撞</text:span><text:span text:style-name="T97">散</text:span><text:span text:style-name="T8"> 之後</text:span><text:span text:style-name="T2"> </text:span><text:span text:style-name="T96">有機率形成</text:span><text:span text:style-name="T2"> </text:span><text:span text:style-name="T9">(</text:span><text:span text:style-name="T2">多</text:span><text:span text:style-name="T96">個、</text:span><text:span text:style-name="T2">多</text:span><text:span text:style-name="T96">群</text:span><text:span text:style-name="T10">）</text:span><text:span text:style-name="T114">道路型光痕、擾動型光痕</text:span><text:span text:style-name="T96">。</text:span></text:p>
                                            </text:list-item>
                                            <text:list-item>
                                              <text:p text:style-name="P7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<text:span text:style-name="T137">宗速運動</text:span>頻率。</text:p>
              <text:list>
                <text:list-item>
                  <text:p text:style-name="P127"><text:span text:style-name="T90">（宗速運動頻率 的 相關描述在 </text:span><text:span text:style-name="T109">能量、儲量</text:span><text:span text:style-name="T90"> 的 </text:span><text:span text:style-name="T109">宗速</text:span><text:span text:style-name="T90">、</text:span><text:span text:style-name="T109">宗態</text:span><text:span text:style-name="T90">、</text:span><text:span text:style-name="T109">相態譜</text:span><text:span text:style-name="T90">）</text:span></text:p>
                </text:list-item>
                <text:list-item>
                  <text:p text:style-name="P104">明顯例子，拋物線運動。</text:p>
                  <text:list>
                    <text:list-item>
                      <text:p text:style-name="P77">從 正面 去看，物體 在做 上下運動、等加速度運動。</text:p>
                    </text:list-item>
                    <text:list-item>
                      <text:p text:style-name="P77">從 天空 俯瞰，物體 在做 前進運動、等速度運動。</text:p>
                    </text:list-item>
                    <text:list-item>
                      <text:p text:style-name="P77">假定，某一特定個體 同時拋出 第一個個體、第二個個體。</text:p>
                    </text:list-item>
                    <text:list-item>
                      <text:p text:style-name="P77">假定，第一個個體、第二個個體 的 起點 相同。</text:p>
                    </text:list-item>
                    <text:list-item>
                      <text:p text:style-name="P71"><text:span text:style-name="T3">假定，第一個個體、第二個個體 的 初</text:span><text:span text:style-name="T11">速度</text:span><text:span text:style-name="T3"> 相同。</text:span></text:p>
                    </text:list-item>
                    <text:list-item>
                      <text:p text:style-name="P71"><text:span text:style-name="T3">假定，第一個個體、第二個個體 的 </text:span><text:span text:style-name="T12">上升的 最大高度</text:span><text:span text:style-name="T3"> 相同。</text:span></text:p>
                    </text:list-item>
                    <text:list-item>
                      <text:p text:style-name="P71"><text:span text:style-name="T3">假定，該個體 拋出 第一個個體，的（，距離 地平線 的）角度 是 </text:span><text:span text:style-name="T64">θ</text:span><text:span text:style-name="T111">1</text:span><text:span text:style-name="T3">。</text:span></text:p>
                    </text:list-item>
                    <text:list-item>
                      <text:p text:style-name="P71"><text:span text:style-name="T3">假定，該個體 拋出 第二個個體，的（，距離 地平線 的）角度 是 </text:span><text:span text:style-name="T64">θ</text:span><text:span text:style-name="T111">2</text:span><text:span text:style-name="T3">。</text:span></text:p>
                    </text:list-item>
                    <text:list-item>
                      <text:p text:style-name="P72"><text:span text:style-name="T12">假定，</text:span><text:span text:style-name="T64">θ</text:span><text:span text:style-name="T111">1</text:span><text:span text:style-name="T12"> &gt; </text:span><text:span text:style-name="T64">θ</text:span><text:span text:style-name="T111">2</text:span><text:span text:style-name="T12">。</text:span></text:p>
                      <text:list>
                        <text:list-item>
                          <text:p text:style-name="P72"><text:span text:style-name="T3">從 正面 去看</text:span><text:span text:style-name="T12">。</text:span></text:p>
                          <text:list>
                            <text:list-item>
                              <text:p text:style-name="P72"><text:span text:style-name="T12">滯空時間，</text:span><text:span text:style-name="T3">第一個個體 &gt; 第二個個體</text:span><text:span text:style-name="T12">。</text:span></text:p>
                            </text:list-item>
                          </text:list>
                        </text:list-item>
                        <text:list-item>
                          <text:p text:style-name="P72"><text:span text:style-name="T3">從 天空 俯瞰</text:span><text:span text:style-name="T12">。</text:span></text:p>
                          <text:list>
                            <text:list-item>
                              <text:p text:style-name="P72"><text:span text:style-name="T12">前進速度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5"><text:span text:style-name="T153">物體 做 拋物線運動</text:span><text:span text:style-name="T154"> </text:span><text:span text:style-name="T175">↔</text:span><text:span text:style-name="T155"> 電磁波 </text:span><text:span text:style-name="T156">做 半橢圓運動</text:span><text:span text:style-name="T153">。</text:span></text:p>
                      <text:list>
                        <text:list-item>
                          <text:p text:style-name="P105"><text:span text:style-name="T153">起點</text:span><text:span text:style-name="T154"> </text:span><text:span text:style-name="T175">↔</text:span><text:span text:style-name="T155"> 相位差</text:span><text:span text:style-name="T153">。</text:span></text:p>
                        </text:list-item>
                        <text:list-item>
                          <text:p text:style-name="P105"><text:span text:style-name="T153">上升的 最大高度</text:span><text:span text:style-name="T154"> </text:span><text:span text:style-name="T175">↔</text:span><text:span text:style-name="T155"> </text:span><text:span text:style-name="T144">振幅</text:span><text:span text:style-name="T13">。</text:span></text:p>
                        </text:list-item>
                        <text:list-item>
                          <text:p text:style-name="P105"><text:span text:style-name="T153">滯空時間</text:span><text:span text:style-name="T154"> </text:span><text:span text:style-name="T175">↔</text:span><text:span text:style-name="T155"> (週期時間 / </text:span><text:span text:style-name="T157">2)</text:span><text:span text:style-name="T13">。</text:span></text:p>
                          <text:list>
                            <text:list-item>
                              <text:p text:style-name="P105"><text:span text:style-name="T153">（</text:span><text:span text:style-name="T158">1 / (2 * </text:span><text:span text:style-name="T153">滯空時間</text:span><text:span text:style-name="T158">)</text:span><text:span text:style-name="T153">）</text:span><text:span text:style-name="T175">↔</text:span><text:span text:style-name="T155"> 頻率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105"><text:span text:style-name="T13">前進速度</text:span><text:span text:style-name="T14"> </text:span><text:span text:style-name="T59">↔</text:span><text:span text:style-name="T15"> </text:span><text:span text:style-name="T13">前進速度。</text:span></text:p>
                        </text:list-item>
                        <text:list-item>
                          <text:p text:style-name="P105"><text:span text:style-name="T159">垂直加</text:span><text:span text:style-name="T160">速度</text:span><text:span text:style-name="T154"> </text:span><text:span text:style-name="T175">↔</text:span><text:span text:style-name="T155"> 某一特定</text:span><text:span text:style-name="T161">電磁核群</text:span><text:span text:style-name="T155">的 吸引力</text:span><text:span text:style-name="T13">。</text:span></text:p>
                        </text:list-item>
                        <text:list-item>
                          <text:p text:style-name="P105"><text:span text:style-name="T154">對著 地球重心、地球核心 做 拋物線運動 </text:span><text:span text:style-name="T175">↔</text:span><text:span text:style-name="T155"> 繞著 該</text:span><text:span text:style-name="T161">電磁核群</text:span><text:span text:style-name="T155"> 做 半橢圓運動</text:span><text:span text:style-name="T13">。</text:span></text:p>
                          <text:list>
                            <text:list-item>
                              <text:p text:style-name="P105"><text:span text:style-name="T155">該電磁波 的 完整運動、週期性運動 是，繞著 該</text:span><text:span text:style-name="T161">電磁核群</text:span><text:span text:style-name="T155"> 做 橢圓運動</text:span><text:span text:style-name="T13">。</text:span></text:p>
                            </text:list-item>
                            <text:list-item>
                              <text:p text:style-name="P105"><text:span text:style-name="T13">該</text:span><text:span text:style-name="T161">電磁核群</text:span><text:span text:style-name="T13">（帶著 該電磁波）前進。</text:span></text:p>
                              <text:list>
                                <text:list-item>
                                  <text:p text:style-name="P105"><text:span text:style-name="T13">該</text:span><text:span text:style-name="T161">電磁核群</text:span><text:span text:style-name="T14"> </text:span><text:span text:style-name="T59">↔</text:span><text:span text:style-name="T15"> 太陽</text:span><text:span text:style-name="T13">。</text:span><text:span text:style-name="T117">、地球</text:span></text:p>
                                  <text:list>
                                    <text:list-item>
                                      <text:p text:style-name="P105"><text:span text:style-name="T13">該</text:span><text:span text:style-name="T161">電磁核群</text:span><text:span text:style-name="T13"> （也）是 一種電磁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5"><text:span text:style-name="T13">該電磁波</text:span><text:span text:style-name="T14"> </text:span><text:span text:style-name="T59">↔</text:span><text:span text:style-name="T15"> 地球</text:span><text:span text:style-name="T13">。</text:span><text:span text:style-name="T117">、月球</text:span></text:p>
                                </text:list-item>
                                <text:list-item>
                                  <text:p text:style-name="P105"><text:span text:style-name="T13">該</text:span><text:span text:style-name="T161">電磁核群</text:span><text:span text:style-name="T13">、該電磁波 的 前進距離</text:span><text:span text:style-name="T14"> </text:span><text:span text:style-name="T59">↔</text:span><text:span text:style-name="T15"> 太陽、地球 的 </text:span><text:span text:style-name="T13">前進</text:span><text:span text:style-name="T15">距離</text:span><text:span text:style-name="T13">。</text:span></text:p>
                                </text:list-item>
                                <text:list-item>
                                  <text:p text:style-name="P105"><text:span text:style-name="T13">該</text:span><text:span text:style-name="T161">電磁核群</text:span><text:span text:style-name="T13">、該電磁波 的 前進速度</text:span><text:span text:style-name="T14"> </text:span><text:span text:style-name="T59">↔</text:span><text:span text:style-name="T15"> 太陽、地球 的 </text:span><text:span text:style-name="T13">前進</text:span><text:span text:style-name="T15">速度</text:span><text:span text:style-name="T13">。</text:span></text:p>
                                </text:list-item>
                                <text:list-item>
                                  <text:p text:style-name="P105"><text:span text:style-name="T13">該電磁波的（電振幅, 磁振幅）</text:span><text:span text:style-name="T59">↔</text:span><text:span text:style-name="T15"> 地球的（</text:span><text:span text:style-name="T16">位能, 動能</text:span><text:span text:style-name="T15">）</text:span><text:span text:style-name="T13">。</text:span></text:p>
                                </text:list-item>
                                <text:list-item>
                                  <text:p text:style-name="P105"><text:span text:style-name="T13">該</text:span><text:span text:style-name="T161">電磁核群</text:span><text:span text:style-name="T13"> 位在 電磁系坐標系的 零點</text:span><text:span text:style-name="T14"> </text:span><text:span text:style-name="T59">↔</text:span><text:span text:style-name="T15"> 太陽 位在 太陽系坐標系的 零點</text:span><text:span text:style-name="T13">。</text:span></text:p>
                                  <text:list>
                                    <text:list-item>
                                      <text:p text:style-name="P105"><text:span text:style-name="T13">該</text:span><text:span text:style-name="T161">電磁核群</text:span><text:span text:style-name="T13"> 位在 電磁系平面的 零點</text:span><text:span text:style-name="T14"> </text:span><text:span text:style-name="T59">↔</text:span><text:span text:style-name="T15"> 太陽 位在 太陽系平面的 零點</text:span><text:span text:style-name="T13">。</text:span></text:p>
                                    </text:list-item>
                                    <text:list-item>
                                      <text:p text:style-name="P105"><text:span text:style-name="T13">電磁系</text:span><text:span text:style-name="T14"> </text:span><text:span text:style-name="T59">↔</text:span><text:span text:style-name="T15"> 太陽系</text:span><text:span text:style-name="T13">。</text:span><text:span text:style-name="T125">（牆壁、人類、反光體、吸光體</text:span><text:span text:style-name="T126"> </text:span><text:span text:style-name="T135">↔</text:span><text:span text:style-name="T126"> &lt;?</text:span><text:span text:style-name="T127">a</text:span><text:span text:style-name="T132">n</text:span><text:span text:style-name="T133">≥</text:span><text:span text:style-name="T132">a</text:span><text:span text:style-name="T133">≥3</text:span><text:span text:style-name="T127">&gt;個體、</text:span><text:span text:style-name="T125">（</text:span><text:span text:style-name="T127">人類認定的</text:span><text:span text:style-name="T125">）宇宙牆）</text:span></text:p>
                                    </text:list-item>
                                    <text:list-item>
                                      <text:p text:style-name="P105"><text:span text:style-name="T161">電磁</text:span><text:span text:style-name="T154">域</text:span><text:span text:style-name="T14"> </text:span><text:span text:style-name="T59">↔</text:span><text:span text:style-name="T15"> </text:span><text:span text:style-name="T13">空間域。</text:span><text:span text:style-name="T117">（空間域</text:span><text:span text:style-name="T118"> </text:span><text:span text:style-name="T136">↔</text:span><text:span text:style-name="T119"> </text:span><text:span text:style-name="T120">時域、頻域、某一特定域）</text:span></text:p>
                                      <text:list>
                                        <text:list-item>
                                          <text:p text:style-name="P105"><text:span text:style-name="T13">該</text:span><text:span text:style-name="T161">電磁核群</text:span><text:span text:style-name="T13">、該電磁波 之間的距離 是（電振幅, 磁振幅）。</text:span></text:p>
                                        </text:list-item>
                                        <text:list-item>
                                          <text:p text:style-name="P105"><text:span text:style-name="T15">太陽、地球</text:span><text:span text:style-name="T13"> 之間的距離 是（</text:span><text:span text:style-name="T16">x, y</text:span><text:span text:style-name="T13">）。</text:span></text:p>
                                        </text:list-item>
                                        <text:list-item>
                                          <text:p text:style-name="P105"><text:span text:style-name="T161">（電振幅, 磁振幅）</text:span><text:span text:style-name="T175">↔</text:span><text:span text:style-name="T155">（</text:span><text:span text:style-name="T162">x, y, </text:span><text:span text:style-name="T163">z</text:span><text:span text:style-name="T155">）。</text:span></text:p>
                                          <text:list>
                                            <text:list-item>
                                              <text:p text:style-name="P105"><text:span text:style-name="T161">電磁</text:span><text:span text:style-name="T154">域</text:span><text:span text:style-name="T155"> </text:span><text:span text:style-name="T175">↔</text:span><text:span text:style-name="T155"> </text:span><text:span text:style-name="T161">空間域</text:span><text:span text:style-name="T155"> </text:span><text:span text:style-name="T175">↔</text:span><text:span text:style-name="T155"> 某一特定</text:span><text:span text:style-name="T164">n</text:span><text:span text:style-name="T152">維</text:span><text:span text:style-name="T155">個體</text:span><text:span text:style-name="T157">。</text:span></text:p>
                                            </text:list-item>
                                            <text:list-item>
                                              <text:p text:style-name="P105"><text:span text:style-name="T157">2</text:span><text:span text:style-name="T152">維</text:span><text:span text:style-name="T154"> </text:span><text:span text:style-name="T175">↔</text:span><text:span text:style-name="T155"> </text:span><text:span text:style-name="T152">3維</text:span><text:span text:style-name="T154"> </text:span><text:span text:style-name="T175">↔</text:span><text:span text:style-name="T155"> </text:span><text:span text:style-name="T164">n</text:span><text:span text:style-name="T152">維</text:span><text:span text:style-name="T13">。</text:span></text:p>
                                            </text:list-item>
                                            <text:list-item>
                                              <text:p text:style-name="P105"><text:span text:style-name="T157">2</text:span><text:span text:style-name="T152">維</text:span><text:span text:style-name="T164"> 的 明顯例子</text:span><text:span text:style-name="T159">，</text:span><text:span text:style-name="T161">電磁</text:span><text:span text:style-name="T154">域、</text:span><text:span text:style-name="T161">位</text:span><text:span text:style-name="T155">動</text:span><text:span text:style-name="T154">域、</text:span><text:span text:style-name="T165">(</text:span><text:span text:style-name="T166">能量</text:span><text:span text:style-name="T153">時間</text:span><text:span text:style-name="T165">)(</text:span><text:span text:style-name="T153">質量</text:span><text:span text:style-name="T161">位</text:span><text:span text:style-name="T167">移</text:span><text:span text:style-name="T165">)</text:span><text:span text:style-name="T154">域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5"><text:span text:style-name="T161">（電振幅, 磁振幅）</text:span><text:span text:style-name="T175">↔</text:span><text:span text:style-name="T155">（投影到，</text:span><text:span text:style-name="T162">x軸的地球質量, y軸的地球質量</text:span><text:span text:style-name="T155">）</text:span><text:span text:style-name="T13">。</text:span></text:p>
                                          <text:list>
                                            <text:list-item>
                                              <text:p text:style-name="P105"><text:span text:style-name="T161">（投影到，電軸的 該電磁波的電量，磁軸的 該電磁波的電量）</text:span><text:span text:style-name="T13">。</text:span></text:p>
                                            </text:list-item>
                                            <text:list-item>
                                              <text:p text:style-name="P105"><text:span text:style-name="T13">該電磁波的 電量、帶電量、電荷值</text:span><text:span text:style-name="T154"> </text:span><text:span text:style-name="T175">↔</text:span><text:span text:style-name="T155"> 地球的 質量</text:span><text:span text:style-name="T13">。</text:span></text:p>
                                            </text:list-item>
                                            <text:list-item>
                                              <text:p text:style-name="P105"><text:span text:style-name="T161">該電磁波的 電量 </text:span><text:span text:style-name="T13">投影到 </text:span><text:span text:style-name="T161">電軸</text:span><text:span text:style-name="T154"> </text:span><text:span text:style-name="T175">↔</text:span><text:span text:style-name="T155"> 地球的 質量</text:span><text:span text:style-name="T161"> 投影到 </text:span><text:span text:style-name="T168">x</text:span><text:span text:style-name="T161">軸</text:span><text:span text:style-name="T13">。</text:span></text:p>
                                            </text:list-item>
                                            <text:list-item>
                                              <text:p text:style-name="P105"><text:span text:style-name="T161">該電磁波的 電量 </text:span><text:span text:style-name="T13">投影到 磁</text:span><text:span text:style-name="T161">軸</text:span><text:span text:style-name="T154"> </text:span><text:span text:style-name="T175">↔</text:span><text:span text:style-name="T155"> 地球的 質量</text:span><text:span text:style-name="T161"> 投影到 </text:span><text:span text:style-name="T168">y</text:span><text:span text:style-name="T161">軸</text:span><text:span text:style-name="T13">。</text:span></text:p>
                                            </text:list-item>
                                            <text:list-item>
                                              <text:p text:style-name="P105"><text:span text:style-name="T154">該電磁波（相對於 該電磁核群）做 橢圓運動 </text:span><text:span text:style-name="T175">↔</text:span><text:span text:style-name="T155"> 地球（相對於 太陽）做 橢圓運動</text:span><text:span text:style-name="T13">。</text:span></text:p>
                                            </text:list-item>
                                            <text:list-item>
                                              <text:p text:style-name="P105"><text:span text:style-name="T154">（假定，該電磁核群 做 直線運動）該電磁波 做 螺旋線運動 </text:span><text:span text:style-name="T175">↔</text:span><text:span text:style-name="T154">（假定，太陽 做 直線運動）</text:span><text:span text:style-name="T155">地球 做 螺旋線運動</text:span><text:span text:style-name="T13">。</text:span></text:p>
                                            </text:list-item>
                                            <text:list-item>
                                              <text:p text:style-name="P105"><text:span text:style-name="T13">電磁波 不是在做（</text:span><text:span text:style-name="T17">2維</text:span><text:span text:style-name="T13">）弦波型震動。</text:span></text:p>
                                            </text:list-item>
                                            <text:list-item>
                                              <text:p text:style-name="P105"><text:span text:style-name="T13">電磁波 是在做（</text:span><text:span text:style-name="T17">3維</text:span><text:span text:style-name="T13">）螺旋線運動。</text:span></text:p>
                                            </text:list-item>
                                            <text:list-item>
                                              <text:p text:style-name="P81">電磁波 不是 電、磁 波。</text:p>
                                            </text:list-item>
                                            <text:list-item>
                                              <text:p text:style-name="P105"><text:span text:style-name="T13">電磁波 是 一個個體</text:span><text:span text:style-name="T154"> </text:span><text:span text:style-name="T175">↔</text:span><text:span text:style-name="T155"> 地球</text:span><text:span text:style-name="T161"> 是 一個個體</text:span><text:span text:style-name="T13">。</text:span></text:p>
                                            </text:list-item>
                                            <text:list-item>
                                              <text:p text:style-name="P105"><text:span text:style-name="T13">電、磁 是 帶</text:span><text:span text:style-name="T161">電量</text:span><text:span text:style-name="T13">（投影到 </text:span><text:span text:style-name="T161">電軸、磁軸</text:span><text:span text:style-name="T13">）的 投影</text:span><text:span text:style-name="T154"> </text:span><text:span text:style-name="T175">↔</text:span><text:span text:style-name="T155"> ？？？</text:span><text:span text:style-name="T178">x</text:span><text:span text:style-name="T155">、？？？</text:span><text:span text:style-name="T178">y</text:span><text:span text:style-name="T161"> 是 </text:span><text:span text:style-name="T155">質量</text:span><text:span text:style-name="T161">（投影到 </text:span><text:span text:style-name="T169">x</text:span><text:span text:style-name="T161">軸、</text:span><text:span text:style-name="T169">y</text:span><text:span text:style-name="T161">軸）的 投影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6"><text:span text:style-name="T13">電振幅、磁振幅 宗疊</text:span><text:span text:style-name="T14"> </text:span><text:span text:style-name="T59">↔</text:span><text:span text:style-name="T15"> </text:span><text:span text:style-name="T16">位能、動能</text:span><text:span text:style-name="T13"> 宗疊。</text:span></text:p>
                                </text:list-item>
                                <text:list-item>
                                  <text:p text:style-name="P105"><text:span text:style-name="T18">n個電磁波 繞著 </text:span><text:span text:style-name="T13">該電磁核群 轉</text:span><text:span text:style-name="T154"> </text:span><text:span text:style-name="T175">↔</text:span><text:span text:style-name="T155"> </text:span><text:span text:style-name="T164">n個行星 繞著 </text:span><text:span text:style-name="T155">太陽 轉</text:span><text:span text:style-name="T13">。</text:span></text:p>
                                  <text:list>
                                    <text:list-item>
                                      <text:p text:style-name="P105"><text:span text:style-name="T164">n </text:span><text:span text:style-name="T176">≥</text:span><text:span text:style-name="T173"> 0</text:span><text:span text:style-name="T164">。</text:span></text:p>
                                    </text:list-item>
                                    <text:list-item>
                                      <text:p text:style-name="P105"><text:span text:style-name="T164">n個行星 繞著 </text:span><text:span text:style-name="T155">太陽 轉 的 明顯例子，地球、水星、金星 繞著 太陽 轉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5"><text:span text:style-name="T18">n個電磁波 繞著 </text:span><text:span text:style-name="T13">該</text:span><text:span text:style-name="T19">電磁波</text:span><text:span text:style-name="T13"> 轉</text:span><text:span text:style-name="T154"> </text:span><text:span text:style-name="T175">↔</text:span><text:span text:style-name="T155"> </text:span><text:span text:style-name="T164">n個衛星 繞著 地球</text:span><text:span text:style-name="T155"> 轉</text:span><text:span text:style-name="T13">。</text:span></text:p>
                                  <text:list>
                                    <text:list-item>
                                      <text:p text:style-name="P105"><text:span text:style-name="T164">n </text:span><text:span text:style-name="T176">≥</text:span><text:span text:style-name="T173"> 0</text:span><text:span text:style-name="T164">。</text:span></text:p>
                                    </text:list-item>
                                    <text:list-item>
                                      <text:p text:style-name="P78">n個衛星 繞著 地球 轉 的 明顯例子，月球、人造衛星 繞著 地球 轉。</text:p>
                                    </text:list-item>
                                  </text:list>
                                </text:list-item>
                                <text:list-item>
                                  <text:p text:style-name="P105"><text:span text:style-name="T164">該電磁波 有機率孕育 生命、文明</text:span><text:span text:style-name="T154"> </text:span><text:span text:style-name="T175">↔</text:span><text:span text:style-name="T155"> 地球</text:span><text:span text:style-name="T164"> 有機率孕育 生命、文明</text:span><text:span text:style-name="T161">。</text:span></text:p>
                                </text:list-item>
                                <text:list-item>
                                  <text:p text:style-name="P105"><text:span text:style-name="T161">該電磁波 </text:span><text:span text:style-name="T155">繞著 該</text:span><text:span text:style-name="T161">電磁核群</text:span><text:span text:style-name="T155"> 做 橢圓運動</text:span><text:span text:style-name="T154"> </text:span><text:span text:style-name="T175">↔</text:span><text:span text:style-name="T155"> 地球 繞著 太陽 做 橢圓運動</text:span><text:span text:style-name="T161">。</text:span></text:p>
                                </text:list-item>
                                <text:list-item>
                                  <text:p text:style-name="P105"><text:span text:style-name="T161">假定 </text:span><text:span text:style-name="T155">該</text:span><text:span text:style-name="T161">電磁核群</text:span><text:span text:style-name="T155"> 做 直線運動</text:span><text:span text:style-name="T154"> </text:span><text:span text:style-name="T175">↔</text:span><text:span text:style-name="T155"> </text:span><text:span text:style-name="T161">假定 </text:span><text:span text:style-name="T155">太陽 做 直線運動</text:span><text:span text:style-name="T13">。</text:span></text:p>
                                  <text:list>
                                    <text:list-item>
                                      <text:p text:style-name="P105"><text:span text:style-name="T161">該電磁波 </text:span><text:span text:style-name="T155">做 螺旋線運動</text:span><text:span text:style-name="T154"> </text:span><text:span text:style-name="T175">↔</text:span><text:span text:style-name="T155"> 地球</text:span><text:span text:style-name="T161"> </text:span><text:span text:style-name="T155">做 螺旋線運動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5"><text:span text:style-name="T155">該</text:span><text:span text:style-name="T161">電磁核群</text:span><text:span text:style-name="T155">的 庫倫力 拉住 </text:span><text:span text:style-name="T161">該</text:span><text:span text:style-name="T155">電磁波</text:span><text:span text:style-name="T154"> </text:span><text:span text:style-name="T175">↔</text:span><text:span text:style-name="T155"> 太陽的 萬有引力 拉住 地球</text:span><text:span text:style-name="T161">。</text:span></text:p>
                                  <text:list>
                                    <text:list-item>
                                      <text:p text:style-name="P105"><text:span text:style-name="T155">該</text:span><text:span text:style-name="T161">電磁核群的（庫倫力/加速度）扭曲 能量</text:span><text:span text:style-name="T154"> </text:span><text:span text:style-name="T175">↔</text:span><text:span text:style-name="T155"> </text:span><text:span text:style-name="T161">太陽的 質量 扭曲 空間。</text:span></text:p>
                                      <text:list>
                                        <text:list-item>
                                          <text:p text:style-name="P79">加速度 是，該電磁波的 加速度。</text:p>
                                          <text:list>
                                            <text:list-item>
                                              <text:p text:style-name="P79">加速度 是，（該庫倫力 作用在 該電磁波，產生的）加速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9">假定，該電磁波 只有受到，該電磁核群的 庫倫力 影響。</text:p>
                                          <text:list>
                                            <text:list-item>
                                              <text:p text:style-name="P79">假定，該電磁波 沒有受到 其他個體的 庫倫力 影響。</text:p>
                                            </text:list-item>
                                            <text:list-item>
                                              <text:p text:style-name="P105"><text:span text:style-name="T161">該電磁波的 加速度 </text:span><text:span text:style-name="T170">=</text:span><text:span text:style-name="T161"> </text:span><text:span text:style-name="T177">√</text:span><text:span text:style-name="T170">（單位時間，（</text:span><text:span text:style-name="T161">電振幅的變化的變化）</text:span><text:span text:style-name="T179">2</text:span><text:span text:style-name="T161"> +（磁振幅的變化的變化）</text:span><text:span text:style-name="T179">2</text:span><text:span text:style-name="T170">）</text:span><text:span text:style-name="T161">。</text:span></text:p>
                                            </text:list-item>
                                            <text:list-item>
                                              <text:p text:style-name="P105"><text:span text:style-name="T161">該電磁波的 加速度 </text:span><text:span text:style-name="T170">=</text:span><text:span text:style-name="T161"> </text:span><text:span text:style-name="T177">√</text:span><text:span text:style-name="T170">（（</text:span><text:span text:style-name="T161">電振幅對時間微分</text:span><text:span text:style-name="T171">2次</text:span><text:span text:style-name="T161">）</text:span><text:span text:style-name="T179">2</text:span><text:span text:style-name="T161"> +</text:span><text:span text:style-name="T170">（</text:span><text:span text:style-name="T161">磁振幅對時間微分</text:span><text:span text:style-name="T171">2次</text:span><text:span text:style-name="T161">）</text:span><text:span text:style-name="T179">2</text:span><text:span text:style-name="T170">）</text:span><text:span text:style-name="T16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5"><text:span text:style-name="T155">該</text:span><text:span text:style-name="T161">電磁核群的(庫倫力/加速度)扭曲 電荷場</text:span><text:span text:style-name="T154"> </text:span><text:span text:style-name="T175">↔</text:span><text:span text:style-name="T155"> </text:span><text:span text:style-name="T161">太陽的質量 扭曲 重力場。</text:span></text:p>
                                      <text:list>
                                        <text:list-item>
                                          <text:p text:style-name="P105"><text:span text:style-name="T161">正電荷場、負電荷場</text:span><text:span text:style-name="T154"> </text:span><text:span text:style-name="T175">↔</text:span><text:span text:style-name="T155"> </text:span><text:span text:style-name="T161">正重力場、反重力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假定，發光體 發射，一連串的 電磁波。</text:p>
                                  <text:list>
                                    <text:list-item>
                                      <text:p text:style-name="P79">假定，發光體 往前運動。</text:p>
                                      <text:list>
                                        <text:list-item>
                                          <text:p text:style-name="P79">會出現 紫移 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9">假定，每一個 電磁波的（最大）振幅 都 相同。</text:p>
                                      <text:list>
                                        <text:list-item>
                                          <text:p text:style-name="P107"><text:span text:style-name="T161">電磁核群</text:span><text:span text:style-name="T155">，前進速度 越</text:span><text:span text:style-name="T161">大</text:span><text:span text:style-name="T155">，</text:span><text:span text:style-name="T145">頻率</text:span><text:span text:style-name="T155"> 越小，吸引（電磁波 的）力 越小</text:span><text:span text:style-name="T161">。</text:span></text:p>
                                        </text:list-item>
                                        <text:list-item>
                                          <text:p text:style-name="P79">明顯例子，假定，<text:span text:style-name="T213">前進</text:span>速度，第一個電磁核群 &gt; 第二個電磁核群。</text:p>
                                          <text:list>
                                            <text:list-item>
                                              <text:p text:style-name="P73"><text:span text:style-name="T2">吸引力，第一個電磁核群 &lt; 第二個電磁核群</text:span><text:span text:style-name="T8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<text:span text:style-name="T201">該電</text:span><text:span text:style-name="T202">磁</text:span><text:span text:style-name="T201">波 </text:span><text:span text:style-name="T3">相同</text:span><text:span text:style-name="T202">的</text:span><text:span text:style-name="T201"> </text:span><text:span text:style-name="T90">振幅</text:span><text:span text:style-name="T3">，</text:span><text:span text:style-name="T202">該</text:span><text:span text:style-name="T2">電磁核</text:span><text:span text:style-name="T196">群</text:span><text:span text:style-name="T15">的 吸引力 越高</text:span><text:span text:style-name="T202"> → </text:span><text:span text:style-name="T196">該電磁波</text:span><text:span text:style-name="T202">的 週期時間 越短</text:span><text:span text:style-name="T15">。</text:span></text:p>
                          <text:list>
                            <text:list-item>
                              <text:p text:style-name="P15"><text:span text:style-name="T196">該電磁波</text:span><text:span text:style-name="T202">的週期時間 越短 </text:span><text:span text:style-name="T15">→</text:span><text:span text:style-name="T20"> </text:span><text:span text:style-name="T203">宗速運動</text:span><text:span text:style-name="T21">頻率</text:span><text:span text:style-name="T15"> 越高 →</text:span><text:span text:style-name="T194">（人類 認定的）</text:span><text:span text:style-name="T22">能量</text:span><text:span text:style-name="T15"> 越高</text:span><text:span text:style-name="T86">。</text:span></text:p>
                              <text:list>
                                <text:list-item>
                                  <text:p text:style-name="P73"><text:span text:style-name="T15">該</text:span><text:span text:style-name="T2">電磁核群</text:span><text:span text:style-name="T15">的 吸引力 越高 →</text:span><text:span text:style-name="T91">（人類 認定的）</text:span><text:span text:style-name="T22">能量</text:span><text:span text:style-name="T15"> 越高</text:span><text:span text:style-name="T2">。</text:span></text:p>
                                  <text:list>
                                    <text:list-item>
                                      <text:p text:style-name="P73"><text:span text:style-name="T92">表象</text:span><text:span text:style-name="T14"> </text:span><text:span text:style-name="T59">↔</text:span><text:span text:style-name="T15">（</text:span><text:span text:style-name="T21">宗速運動頻率</text:span><text:span text:style-name="T15"> 越高 →</text:span><text:span text:style-name="T91">（人類 認定的）</text:span><text:span text:style-name="T22">能量</text:span><text:span text:style-name="T15"> 越高）</text:span><text:span text:style-name="T92">。</text:span></text:p>
                                      <text:list>
                                        <text:list-item>
                                          <text:p text:style-name="P73"><text:span text:style-name="T2">明顯例子，光電效應</text:span><text:span text:style-name="T8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3"><text:span text:style-name="T92">（該表象）背後的原因</text:span><text:span text:style-name="T14"> </text:span><text:span text:style-name="T59">↔</text:span><text:span text:style-name="T15">（該</text:span><text:span text:style-name="T2">電磁核群</text:span><text:span text:style-name="T15">的 吸引力 越高 →</text:span><text:span text:style-name="T91"> </text:span><text:span text:style-name="T22">能量</text:span><text:span text:style-name="T15"> 越高）</text:span><text:span text:style-name="T8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<text:span text:style-name="T155">（人類 認定的）物質</text:span><text:span text:style-name="T154"> </text:span><text:span text:style-name="T175">↔</text:span><text:span text:style-name="T154"> </text:span><text:span text:style-name="T155">電磁波</text:span><text:span text:style-name="T13">。</text:span></text:p>
                      <text:list>
                        <text:list-item>
                          <text:p text:style-name="P127"><text:span text:style-name="T155">位移量</text:span><text:span text:style-name="T154"> </text:span><text:span text:style-name="T175">↔</text:span><text:span text:style-name="T155"> 相位差</text:span><text:span text:style-name="T13">。</text:span></text:p>
                        </text:list-item>
                        <text:list-item>
                          <text:p text:style-name="P127"><text:span text:style-name="T13">質量</text:span><text:span text:style-name="T14"> </text:span><text:span text:style-name="T59">↔</text:span><text:span text:style-name="T14"> </text:span><text:span text:style-name="T90">振幅。</text:span></text:p>
                        </text:list-item>
                        <text:list-item>
                          <text:p text:style-name="P127"><text:span text:style-name="T155">宗速運動頻率、（</text:span><text:span text:style-name="T172">1 / 公轉週期</text:span><text:span text:style-name="T155">）</text:span><text:span text:style-name="T154"> </text:span><text:span text:style-name="T175">↔</text:span><text:span text:style-name="T155"> 頻率</text:span><text:span text:style-name="T90">。</text:span></text:p>
                        </text:list-item>
                        <text:list-item>
                          <text:p text:style-name="P127"><text:span text:style-name="T13">前進速度</text:span><text:span text:style-name="T14"> </text:span><text:span text:style-name="T59">↔</text:span><text:span text:style-name="T15"> </text:span><text:span text:style-name="T13">前進速度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8">明顯例子，電磁波 有機率 擁有、包覆、蘊含、宗疊 文明、生命。</text:p>
              <text:list>
                <text:list-item>
                  <text:p text:style-name="P127"><text:span text:style-name="T13">有機率使用 波、</text:span><text:span text:style-name="T2">&lt;?</text:span><text:span text:style-name="T173">0</text:span><text:span text:style-name="T2">&gt;個體</text:span><text:span text:style-name="T13">、電磁學，感測、交互作用 該文明、該生命。</text:span></text:p>
                </text:list-item>
                <text:list-item>
                  <text:p text:style-name="P123">明顯例子，萬物皆有靈。</text:p>
                </text:list-item>
                <text:list-item>
                  <text:p text:style-name="P123">明顯例子，石頭 有機率 擁有、包覆、蘊含、宗疊 文明、生命。</text:p>
                  <text:list>
                    <text:list-item>
                      <text:p text:style-name="P123">有機率使用 波、聲音、聲流學，感測、交互作用 該文明、該生命。</text:p>
                    </text:list-item>
                    <text:list-item>
                      <text:p text:style-name="P121">有機率使用 波、聲音、聲流學，改變 石頭的 質量。</text:p>
                    </text:list-item>
                  </text:list>
                </text:list-item>
              </text:list>
            </text:list-item>
            <text:list-item>
              <text:p text:style-name="P38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20:09:33.068000000</dc:date>
    <meta:editing-duration>P22DT17H28M2S</meta:editing-duration>
    <meta:editing-cycles>14112</meta:editing-cycles>
    <meta:document-statistic meta:table-count="0" meta:image-count="0" meta:object-count="0" meta:page-count="1" meta:paragraph-count="377" meta:word-count="7847" meta:character-count="9603" meta:non-whitespace-character-count="8323"/>
  </office:meta>
</office:document-meta>
</file>